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color="#ffffff" fo:font-weight="bold" style:font-weight-asian="bold" style:font-name-complex="Arial" style:font-weight-complex="bold"/>
    </style:style>
    <style:style style:name="T27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style:font-name-complex="Ari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font-name="Arial"/>
    </style:style>
    <style:style style:name="T37" style:family="text">
      <style:text-properties fo:font-weight="bold" style:font-weight-asian="bold" style:font-name-complex="Arial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9">ПОВЕРКИ</text:span></text:p>
      <text:p text:style-name="P5"><text:span text:style-name="T23">дозиметра типа </text:span><text:span text:style-name="T12">ДКС</text:span><text:span text:style-name="T23">-</text:span><text:span text:style-name="T12">АТ3509</text:span><text:span text:style-name="T8">A</text:span></text:p>
      <text:p text:style-name="P7"/>
      <text:p text:style-name="P43"><text:span text:style-name="T23">зав. № </text:span><text:span text:style-name="T21"><text:s/>$</text:span><text:span text:style-name="T3">allSerial <text:s/></text:span><text:span text:style-name="T22"><text:s/></text:span><text:span text:style-name="T27">.</text:span><text:span text:style-name="T22"> </text:span></text:p>
      <text:p text:style-name="P43"><text:span text:style-name="T23">принадлежащего </text:span><text:span text:style-name="T24">.</text:span><text:span text:style-name="T32"> <text:s text:c="105"/></text:span><text:span text:style-name="T24">.</text:span></text:p>
      <text:p text:style-name="P8"/>
      <text:p text:style-name="P14">Поверка проводилась на базе УП «АТОМТЕХ», в нормальных климатических условиях при температуре <text:span text:style-name="T19">Т</text:span> = <text:span text:style-name="T31"><text:s/></text:span><text:span text:style-name="T20">$temp </text:span><text:s/>°<text:span text:style-name="T19">С</text:span>, атмосферном давлении <text:span text:style-name="T19">Р</text:span> = <text:span text:style-name="T31"><text:s text:c="5"/></text:span><text:s/>мм.рт.ст, относительной влажности воздуха <text:span text:style-name="T19">р</text:span> = <text:span text:style-name="T31"><text:s/></text:span><text:span text:style-name="T20">$vlag </text:span><text:s/>%, внешнем фоне γ-излучения <text:span text:style-name="T2">H</text:span>*(10) = <text:span text:style-name="T31"><text:s/></text:span><text:span text:style-name="T20">$bground </text:span><text:s/>нЗв/ч, <text:s/>согласно методике, изложенной в <text:span text:style-name="T30">МП. МН 742-2005</text:span></text:p>
      <text:p text:style-name="P32"><text:span text:style-name="T9">1. </text:span>Эталонные средства измерений:</text:p>
      <text:p text:style-name="P10">- <text:span text:style-name="T1">$facility_110</text:span>;</text:p>
      <text:p text:style-name="P12">- <text:span text:style-name="T1">$facility_1</text:span>3<text:span text:style-name="T1">0</text:span>;</text:p>
      <text:p text:style-name="P34"><text:span text:style-name="T9">2. </text:span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3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1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24">±<text:span text:style-name="T9">30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6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24">±<text:span text:style-name="T9">15</text:span></text:p>
          </table:table-cell>
        </table:table-row>
        <table:table-row>
          <table:table-cell table:style-name="t1.A6" office:value-type="string">
            <text:p text:style-name="P16">800<text:span text:style-name="T9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6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24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6">,</text:span>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9">мкЗв</text:span></text:p>
          </table:table-cell>
          <table:table-cell table:style-name="s1.B4" office:value-type="string">
            <text:p text:style-name="P17">$1-<text:span text:style-name="T1">dn_</text:span><text:span text:style-name="T9">3</text:span></text:p>
          </table:table-cell>
          <table:table-cell table:style-name="s1.B4" office:value-type="string">
            <text:p text:style-name="P25"><text:s text:c="2"/>$1-<text:span text:style-name="T1">dd_</text:span><text:span text:style-name="T9">3</text:span> <text:s/></text:p>
            <text:p text:style-name="P21">360c</text:p>
          </table:table-cell>
          <table:table-cell table:style-name="s1.B4" office:value-type="string">
            <text:p text:style-name="P17">$1-d_dev_<text:span text:style-name="T9">3</text:span></text:p>
          </table:table-cell>
          <table:table-cell table:style-name="s1.B4" office:value-type="string">
            <text:p text:style-name="P17">$1-dose_<text:span text:style-name="T9">3</text:span></text:p>
          </table:table-cell>
          <table:table-cell table:style-name="s1.B4" office:value-type="string">
            <text:p text:style-name="P17">$1-d_res_<text:span text:style-name="T9">3</text:span></text:p>
          </table:table-cell>
          <table:table-cell table:style-name="s1.B4" office:value-type="string">
            <text:p text:style-name="P17">$1-o_pog_<text:span text:style-name="T9">3</text:span></text:p>
          </table:table-cell>
          <table:table-cell table:style-name="s1.B4" office:value-type="string">
            <text:p text:style-name="P17">$1-d_gran_<text:span text:style-name="T9">3</text:span></text:p>
          </table:table-cell>
          <table:table-cell table:style-name="s1.I4" office:value-type="string">
            <text:p text:style-name="P16">±<text:span text:style-name="T1">15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$1-<text:span text:style-name="T1">dn</text:span></text:p>
          </table:table-cell>
          <table:table-cell table:style-name="s1.B5" office:value-type="string">
            <text:p text:style-name="P25"><text:s text:c="2"/>$1-<text:span text:style-name="T1">dd</text:span> <text:s/></text:p>
            <text:p text:style-name="P21">180c</text:p>
          </table:table-cell>
          <table:table-cell table:style-name="s1.B5" office:value-type="string">
            <text:p text:style-name="P17">$1-d_dev</text:p>
          </table:table-cell>
          <table:table-cell table:style-name="s1.B5" office:value-type="string">
            <text:p text:style-name="P17">$1-dose</text:p>
          </table:table-cell>
          <table:table-cell table:style-name="s1.B5" office:value-type="string">
            <text:p text:style-name="P17">$1-d_res</text:p>
          </table:table-cell>
          <table:table-cell table:style-name="s1.B5" office:value-type="string">
            <text:p text:style-name="P17">$1-o_pog</text:p>
          </table:table-cell>
          <table:table-cell table:style-name="s1.B5" office:value-type="string">
            <text:p text:style-name="P17">$1-d_gran</text:p>
          </table:table-cell>
          <table:table-cell table:style-name="s1.I5" office:value-type="string">
            <text:p text:style-name="P16">±<text:span text:style-name="T9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2.B2" office:value-type="string">
            <text:p text:style-name="P16">Номер источ-ника</text:p>
          </table:table-cell>
          <table:table-cell table:style-name="t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2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2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2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5">Фон</text:p>
          </table:table-cell>
          <table:table-cell table:style-name="t2.B3" office:value-type="string">
            <text:p text:style-name="P36">---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6">
              <text:p text:style-name="P36">$2-bg0</text:p>
              <text:p text:style-name="P36">$2-bg1</text:p>
              <text:p text:style-name="P36">$2-bg2</text:p>
              <text:p text:style-name="P36">$2-bg3</text:p>
              <text:p text:style-name="P36">$2-bg4</text:p>
              <text:p text:style-name="P36">$2-bg5</text:p>
              <text:p text:style-name="P36">$2-bg6</text:p>
              <text:p text:style-name="P36">$2-bg7</text:p>
              <text:p text:style-name="P35"/>
            </text:section>
          </table:table-cell>
          <table:table-cell table:style-name="t2.B3" office:value-type="string">
            <text:p text:style-name="P17">$2-av-bg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I3" office:value-type="string">
            <text:p text:style-name="P19">---</text:p>
          </table:table-cell>
        </table:table-row>
        <table:table-row>
          <table:table-cell table:style-name="t2.A3" office:value-type="string">
            <text:p text:style-name="P16">0.80 мкЗв/ч</text:p>
          </table:table-cell>
          <table:table-cell table:style-name="t2.B3" office:value-type="string">
            <text:p text:style-name="P17">$2-n0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7">
              <text:p text:style-name="P36">$2-m00</text:p>
              <text:p text:style-name="P36">$2-m01</text:p>
              <text:p text:style-name="P36">$2-m02</text:p>
              <text:p text:style-name="P36">$2-m03</text:p>
              <text:p text:style-name="P36">$2-m04</text:p>
              <text:p text:style-name="P36">$2-m05</text:p>
              <text:p text:style-name="P36">$2-m06</text:p>
              <text:p text:style-name="P36">$2-m07</text:p>
              <text:p text:style-name="P36"/>
            </text:section>
          </table:table-cell>
          <table:table-cell table:style-name="t2.B3" office:value-type="string">
            <text:p text:style-name="P17">$2-av0</text:p>
          </table:table-cell>
          <table:table-cell table:style-name="t2.B3" office:value-type="string">
            <text:p text:style-name="P17">$2-o0</text:p>
          </table:table-cell>
          <table:table-cell table:style-name="t2.B3" office:value-type="string">
            <text:p text:style-name="P17">$2-q0</text:p>
          </table:table-cell>
          <table:table-cell table:style-name="t2.B3" office:value-type="string">
            <text:p text:style-name="P17">$2-do0</text:p>
          </table:table-cell>
          <table:table-cell table:style-name="t2.I3" office:value-type="string">
            <text:p text:style-name="P24">±<text:span text:style-name="T9">30</text:span></text:p>
          </table:table-cell>
        </table:table-row>
        <table:table-row>
          <table:table-cell table:style-name="t2.A3" office:value-type="string">
            <text:p text:style-name="P16">4.0 мЗв/ч</text:p>
          </table:table-cell>
          <table:table-cell table:style-name="t2.B3" office:value-type="string">
            <text:p text:style-name="P17">$2-n1</text:p>
          </table:table-cell>
          <table:table-cell table:style-name="t2.B3" office:value-type="string">
            <text:p text:style-name="P17">$2-d1</text:p>
          </table:table-cell>
          <table:table-cell table:style-name="t2.D3" office:value-type="string">
            <text:section text:style-name="Sect1" text:name="Раздел8">
              <text:p text:style-name="P6">$2-m10</text:p>
              <text:p text:style-name="P36">$2-m11</text:p>
              <text:p text:style-name="P36">$2-m12</text:p>
              <text:p text:style-name="P36">$2-m13</text:p>
              <text:p text:style-name="P36">$2-m14</text:p>
            </text:section>
          </table:table-cell>
          <table:table-cell table:style-name="t2.B3" office:value-type="string">
            <text:p text:style-name="P17">$2-av1</text:p>
          </table:table-cell>
          <table:table-cell table:style-name="t2.B3" office:value-type="string">
            <text:p text:style-name="P17">$2-o1</text:p>
          </table:table-cell>
          <table:table-cell table:style-name="t2.B3" office:value-type="string">
            <text:p text:style-name="P17">$2-q1</text:p>
          </table:table-cell>
          <table:table-cell table:style-name="t2.B3" office:value-type="string">
            <text:p text:style-name="P17">$2-do1</text:p>
          </table:table-cell>
          <table:table-cell table:style-name="t2.I3" office:value-type="string">
            <text:p text:style-name="P24">±<text:span text:style-name="T9">15</text:span></text:p>
          </table:table-cell>
        </table:table-row>
        <table:table-row>
          <table:table-cell table:style-name="t2.A6" office:value-type="string">
            <text:p text:style-name="P16">800<text:span text:style-name="T9">.</text:span>0 мЗв/ч</text:p>
          </table:table-cell>
          <table:table-cell table:style-name="t2.B6" office:value-type="string">
            <text:p text:style-name="P17">$2-n2</text:p>
          </table:table-cell>
          <table:table-cell table:style-name="t2.B6" office:value-type="string">
            <text:p text:style-name="P17">$2-d2</text:p>
          </table:table-cell>
          <table:table-cell table:style-name="t2.D6" office:value-type="string">
            <text:section text:style-name="Sect1" text:name="Раздел9">
              <text:p text:style-name="P6">$2-m20</text:p>
              <text:p text:style-name="P36">$2-m21</text:p>
              <text:p text:style-name="P36">$2-m22</text:p>
              <text:p text:style-name="P36">$2-m23</text:p>
              <text:p text:style-name="P36">$2-m24</text:p>
            </text:section>
          </table:table-cell>
          <table:table-cell table:style-name="t2.B6" office:value-type="string">
            <text:p text:style-name="P17">$2-av2</text:p>
          </table:table-cell>
          <table:table-cell table:style-name="t2.B6" office:value-type="string">
            <text:p text:style-name="P17">$2-o2</text:p>
          </table:table-cell>
          <table:table-cell table:style-name="t2.B6" office:value-type="string">
            <text:p text:style-name="P17">$2-q2</text:p>
          </table:table-cell>
          <table:table-cell table:style-name="t2.B6" office:value-type="string">
            <text:p text:style-name="P17">$2-do2</text:p>
          </table:table-cell>
          <table:table-cell table:style-name="t2.I6" office:value-type="string">
            <text:p text:style-name="P24">±<text:span text:style-name="T9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2.B2" table:number-rows-spanned="2" office:value-type="string">
            <text:p text:style-name="P16">Номер источника</text:p>
          </table:table-cell>
          <table:table-cell table:style-name="s2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2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2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2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6">4.0 <text:span text:style-name="T9">мкЗв</text:span></text:p>
          </table:table-cell>
          <table:table-cell table:style-name="s2.B4" office:value-type="string">
            <text:p text:style-name="P17">$2-<text:span text:style-name="T1">dn_</text:span><text:span text:style-name="T9">3</text:span></text:p>
          </table:table-cell>
          <table:table-cell table:style-name="s2.B4" office:value-type="string">
            <text:p text:style-name="P25"><text:s text:c="2"/>$2-<text:span text:style-name="T1">dd_</text:span><text:span text:style-name="T9">3</text:span> <text:s/></text:p>
            <text:p text:style-name="P21">360c</text:p>
          </table:table-cell>
          <table:table-cell table:style-name="s2.B4" office:value-type="string">
            <text:p text:style-name="P17">$2-d_dev_<text:span text:style-name="T9">3</text:span></text:p>
          </table:table-cell>
          <table:table-cell table:style-name="s2.B4" office:value-type="string">
            <text:p text:style-name="P17">$2-dose_<text:span text:style-name="T9">3</text:span></text:p>
          </table:table-cell>
          <table:table-cell table:style-name="s2.B4" office:value-type="string">
            <text:p text:style-name="P17">$2-d_res_<text:span text:style-name="T9">3</text:span></text:p>
          </table:table-cell>
          <table:table-cell table:style-name="s2.B4" office:value-type="string">
            <text:p text:style-name="P17">$2-o_pog_<text:span text:style-name="T9">3</text:span></text:p>
          </table:table-cell>
          <table:table-cell table:style-name="s2.B4" office:value-type="string">
            <text:p text:style-name="P17">$2-d_gran_<text:span text:style-name="T9">3</text:span></text:p>
          </table:table-cell>
          <table:table-cell table:style-name="s2.I4" office:value-type="string">
            <text:p text:style-name="P16">±<text:span text:style-name="T1">15</text:span></text:p>
          </table:table-cell>
        </table:table-row>
        <table:table-row>
          <table:table-cell table:style-name="s2.A5" office:value-type="string">
            <text:p text:style-name="P16">4.0 мЗв</text:p>
          </table:table-cell>
          <table:table-cell table:style-name="s2.B5" office:value-type="string">
            <text:p text:style-name="P17">$2-<text:span text:style-name="T1">dn</text:span></text:p>
          </table:table-cell>
          <table:table-cell table:style-name="s2.B5" office:value-type="string">
            <text:p text:style-name="P25"><text:s text:c="2"/>$2-<text:span text:style-name="T1">dd <text:s/></text:span></text:p>
            <text:p text:style-name="P20">180c</text:p>
          </table:table-cell>
          <table:table-cell table:style-name="s2.B5" office:value-type="string">
            <text:p text:style-name="P17">$2-d_dev</text:p>
          </table:table-cell>
          <table:table-cell table:style-name="s2.B5" office:value-type="string">
            <text:p text:style-name="P17">$2-dose</text:p>
          </table:table-cell>
          <table:table-cell table:style-name="s2.B5" office:value-type="string">
            <text:p text:style-name="P17">$2-d_res</text:p>
          </table:table-cell>
          <table:table-cell table:style-name="s2.B5" office:value-type="string">
            <text:p text:style-name="P17">$2-o_pog</text:p>
          </table:table-cell>
          <table:table-cell table:style-name="s2.B5" office:value-type="string">
            <text:p text:style-name="P17">$2-d_gran</text:p>
          </table:table-cell>
          <table:table-cell table:style-name="s2.I5" office:value-type="string">
            <text:p text:style-name="P16">±<text:span text:style-name="T9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3.B2" office:value-type="string">
            <text:p text:style-name="P16">Номер источ-ника</text:p>
          </table:table-cell>
          <table:table-cell table:style-name="t3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3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3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3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5">Фон</text:p>
          </table:table-cell>
          <table:table-cell table:style-name="t3.B3" office:value-type="string">
            <text:p text:style-name="P36">---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1">
              <text:p text:style-name="P36">$3-bg0</text:p>
              <text:p text:style-name="P36">$3-bg1</text:p>
              <text:p text:style-name="P36">$3-bg2</text:p>
              <text:p text:style-name="P36">$3-bg3</text:p>
              <text:p text:style-name="P36">$3-bg4</text:p>
              <text:p text:style-name="P36">$3-bg5</text:p>
              <text:p text:style-name="P36">$3-bg6</text:p>
              <text:p text:style-name="P36">$3-bg7</text:p>
              <text:p text:style-name="P35"/>
            </text:section>
          </table:table-cell>
          <table:table-cell table:style-name="t3.B3" office:value-type="string">
            <text:p text:style-name="P17">$3-av-bg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I3" office:value-type="string">
            <text:p text:style-name="P19">---</text:p>
          </table:table-cell>
        </table:table-row>
        <table:table-row>
          <table:table-cell table:style-name="t3.A3" office:value-type="string">
            <text:p text:style-name="P16">0.80 мкЗв/ч</text:p>
          </table:table-cell>
          <table:table-cell table:style-name="t3.B3" office:value-type="string">
            <text:p text:style-name="P17">$3-n0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2">
              <text:p text:style-name="P36">$3-m00</text:p>
              <text:p text:style-name="P36">$3-m01</text:p>
              <text:p text:style-name="P36">$3-m02</text:p>
              <text:p text:style-name="P36">$3-m03</text:p>
              <text:p text:style-name="P36">$3-m04</text:p>
              <text:p text:style-name="P36">$3-m05</text:p>
              <text:p text:style-name="P36">$3-m06</text:p>
              <text:p text:style-name="P36">$3-m07</text:p>
              <text:p text:style-name="P36"/>
            </text:section>
          </table:table-cell>
          <table:table-cell table:style-name="t3.B3" office:value-type="string">
            <text:p text:style-name="P17">$3-av0</text:p>
          </table:table-cell>
          <table:table-cell table:style-name="t3.B3" office:value-type="string">
            <text:p text:style-name="P17">$3-o0</text:p>
          </table:table-cell>
          <table:table-cell table:style-name="t3.B3" office:value-type="string">
            <text:p text:style-name="P17">$3-q0</text:p>
          </table:table-cell>
          <table:table-cell table:style-name="t3.B3" office:value-type="string">
            <text:p text:style-name="P17">$3-do0</text:p>
          </table:table-cell>
          <table:table-cell table:style-name="t3.I3" office:value-type="string">
            <text:p text:style-name="P24">±<text:span text:style-name="T9">30</text:span></text:p>
          </table:table-cell>
        </table:table-row>
        <table:table-row>
          <table:table-cell table:style-name="t3.A3" office:value-type="string">
            <text:p text:style-name="P16">4.0 мЗв/ч</text:p>
          </table:table-cell>
          <table:table-cell table:style-name="t3.B3" office:value-type="string">
            <text:p text:style-name="P17">$3-n1</text:p>
          </table:table-cell>
          <table:table-cell table:style-name="t3.B3" office:value-type="string">
            <text:p text:style-name="P17">$3-d1</text:p>
          </table:table-cell>
          <table:table-cell table:style-name="t3.D3" office:value-type="string">
            <text:section text:style-name="Sect1" text:name="Раздел13">
              <text:p text:style-name="P6">$3-m10</text:p>
              <text:p text:style-name="P36">$3-m11</text:p>
              <text:p text:style-name="P36">$3-m12</text:p>
              <text:p text:style-name="P36">$3-m13</text:p>
              <text:p text:style-name="P36">$3-m14</text:p>
            </text:section>
          </table:table-cell>
          <table:table-cell table:style-name="t3.B3" office:value-type="string">
            <text:p text:style-name="P17">$3-av1</text:p>
          </table:table-cell>
          <table:table-cell table:style-name="t3.B3" office:value-type="string">
            <text:p text:style-name="P17">$3-o1</text:p>
          </table:table-cell>
          <table:table-cell table:style-name="t3.B3" office:value-type="string">
            <text:p text:style-name="P17">$3-q1</text:p>
          </table:table-cell>
          <table:table-cell table:style-name="t3.B3" office:value-type="string">
            <text:p text:style-name="P17">$3-do1</text:p>
          </table:table-cell>
          <table:table-cell table:style-name="t3.I3" office:value-type="string">
            <text:p text:style-name="P24">±<text:span text:style-name="T9">15</text:span></text:p>
          </table:table-cell>
        </table:table-row>
        <table:table-row>
          <table:table-cell table:style-name="t3.A6" office:value-type="string">
            <text:p text:style-name="P16">800<text:span text:style-name="T9">.</text:span>0 мЗв/ч</text:p>
          </table:table-cell>
          <table:table-cell table:style-name="t3.B6" office:value-type="string">
            <text:p text:style-name="P17">$3-n2</text:p>
          </table:table-cell>
          <table:table-cell table:style-name="t3.B6" office:value-type="string">
            <text:p text:style-name="P17">$3-d2</text:p>
          </table:table-cell>
          <table:table-cell table:style-name="t3.D6" office:value-type="string">
            <text:section text:style-name="Sect1" text:name="Раздел14">
              <text:p text:style-name="P6">$3-m20</text:p>
              <text:p text:style-name="P36">$3-m21</text:p>
              <text:p text:style-name="P36">$3-m22</text:p>
              <text:p text:style-name="P36">$3-m23</text:p>
              <text:p text:style-name="P36">$3-m24</text:p>
            </text:section>
          </table:table-cell>
          <table:table-cell table:style-name="t3.B6" office:value-type="string">
            <text:p text:style-name="P17">$3-av2</text:p>
          </table:table-cell>
          <table:table-cell table:style-name="t3.B6" office:value-type="string">
            <text:p text:style-name="P17">$3-o2</text:p>
          </table:table-cell>
          <table:table-cell table:style-name="t3.B6" office:value-type="string">
            <text:p text:style-name="P17">$3-q2</text:p>
          </table:table-cell>
          <table:table-cell table:style-name="t3.B6" office:value-type="string">
            <text:p text:style-name="P17">$3-do2</text:p>
          </table:table-cell>
          <table:table-cell table:style-name="t3.I6" office:value-type="string">
            <text:p text:style-name="P24">±<text:span text:style-name="T9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3.B2" table:number-rows-spanned="2" office:value-type="string">
            <text:p text:style-name="P16">Номер источника</text:p>
          </table:table-cell>
          <table:table-cell table:style-name="s3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3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3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3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3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6">4.0 <text:span text:style-name="T9">мкЗв</text:span></text:p>
          </table:table-cell>
          <table:table-cell table:style-name="s3.B4" office:value-type="string">
            <text:p text:style-name="P17">$3-<text:span text:style-name="T1">dn_</text:span><text:span text:style-name="T9">3</text:span></text:p>
          </table:table-cell>
          <table:table-cell table:style-name="s3.B4" office:value-type="string">
            <text:p text:style-name="P25"><text:s text:c="2"/>$3-<text:span text:style-name="T1">dd_</text:span><text:span text:style-name="T9">3</text:span> <text:s/></text:p>
            <text:p text:style-name="P21">360c</text:p>
          </table:table-cell>
          <table:table-cell table:style-name="s3.B4" office:value-type="string">
            <text:p text:style-name="P17">$3-d_dev_<text:span text:style-name="T9">3</text:span></text:p>
          </table:table-cell>
          <table:table-cell table:style-name="s3.B4" office:value-type="string">
            <text:p text:style-name="P17">$3-dose_<text:span text:style-name="T9">3</text:span></text:p>
          </table:table-cell>
          <table:table-cell table:style-name="s3.B4" office:value-type="string">
            <text:p text:style-name="P17">$3-d_res_<text:span text:style-name="T9">3</text:span></text:p>
          </table:table-cell>
          <table:table-cell table:style-name="s3.B4" office:value-type="string">
            <text:p text:style-name="P17">$3-o_pog_<text:span text:style-name="T9">3</text:span></text:p>
          </table:table-cell>
          <table:table-cell table:style-name="s3.B4" office:value-type="string">
            <text:p text:style-name="P17">$3-d_gran_<text:span text:style-name="T9">3</text:span></text:p>
          </table:table-cell>
          <table:table-cell table:style-name="s3.I4" office:value-type="string">
            <text:p text:style-name="P16">±<text:span text:style-name="T1">15</text:span></text:p>
          </table:table-cell>
        </table:table-row>
        <table:table-row>
          <table:table-cell table:style-name="s3.A5" office:value-type="string">
            <text:p text:style-name="P16">4.0 мЗв</text:p>
          </table:table-cell>
          <table:table-cell table:style-name="s3.B5" office:value-type="string">
            <text:p text:style-name="P17">$3-<text:span text:style-name="T1">dn</text:span></text:p>
          </table:table-cell>
          <table:table-cell table:style-name="s3.B5" office:value-type="string">
            <text:p text:style-name="P25"><text:s text:c="2"/>$3-<text:span text:style-name="T1">dd </text:span><text:s/></text:p>
            <text:p text:style-name="P20">180c</text:p>
          </table:table-cell>
          <table:table-cell table:style-name="s3.B5" office:value-type="string">
            <text:p text:style-name="P17">$3-d_dev</text:p>
          </table:table-cell>
          <table:table-cell table:style-name="s3.B5" office:value-type="string">
            <text:p text:style-name="P17">$3-dose</text:p>
          </table:table-cell>
          <table:table-cell table:style-name="s3.B5" office:value-type="string">
            <text:p text:style-name="P17">$3-d_res</text:p>
          </table:table-cell>
          <table:table-cell table:style-name="s3.B5" office:value-type="string">
            <text:p text:style-name="P17">$3-o_pog</text:p>
          </table:table-cell>
          <table:table-cell table:style-name="s3.B5" office:value-type="string">
            <text:p text:style-name="P17">$3-d_gran</text:p>
          </table:table-cell>
          <table:table-cell table:style-name="s3.I5" office:value-type="string">
            <text:p text:style-name="P16">±<text:span text:style-name="T9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4.B2" office:value-type="string">
            <text:p text:style-name="P16">Номер источ-ника</text:p>
          </table:table-cell>
          <table:table-cell table:style-name="t4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4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4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4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5">Фон</text:p>
          </table:table-cell>
          <table:table-cell table:style-name="t4.B3" office:value-type="string">
            <text:p text:style-name="P36">---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6">
              <text:p text:style-name="P36">$4-bg0</text:p>
              <text:p text:style-name="P36">$4-bg1</text:p>
              <text:p text:style-name="P36">$4-bg2</text:p>
              <text:p text:style-name="P36">$4-bg3</text:p>
              <text:p text:style-name="P36">$4-bg4</text:p>
              <text:p text:style-name="P36">$4-bg5</text:p>
              <text:p text:style-name="P36">$4-bg6</text:p>
              <text:p text:style-name="P36">$4-bg7</text:p>
              <text:p text:style-name="P35"/>
            </text:section>
          </table:table-cell>
          <table:table-cell table:style-name="t4.B3" office:value-type="string">
            <text:p text:style-name="P17">$4-av-bg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I3" office:value-type="string">
            <text:p text:style-name="P19">---</text:p>
          </table:table-cell>
        </table:table-row>
        <table:table-row>
          <table:table-cell table:style-name="t4.A3" office:value-type="string">
            <text:p text:style-name="P16">0.80 мкЗв/ч</text:p>
          </table:table-cell>
          <table:table-cell table:style-name="t4.B3" office:value-type="string">
            <text:p text:style-name="P17">$4-n0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7">
              <text:p text:style-name="P36">$4-m00</text:p>
              <text:p text:style-name="P36">$4-m01</text:p>
              <text:p text:style-name="P36">$4-m02</text:p>
              <text:p text:style-name="P36">$4-m03</text:p>
              <text:p text:style-name="P36">$4-m04</text:p>
              <text:p text:style-name="P36">$4-m05</text:p>
              <text:p text:style-name="P36">$4-m06</text:p>
              <text:p text:style-name="P36">$4-m07</text:p>
              <text:p text:style-name="P36"/>
            </text:section>
          </table:table-cell>
          <table:table-cell table:style-name="t4.B3" office:value-type="string">
            <text:p text:style-name="P17">$4-av0</text:p>
          </table:table-cell>
          <table:table-cell table:style-name="t4.B3" office:value-type="string">
            <text:p text:style-name="P17">$4-o0</text:p>
          </table:table-cell>
          <table:table-cell table:style-name="t4.B3" office:value-type="string">
            <text:p text:style-name="P17">$4-q0</text:p>
          </table:table-cell>
          <table:table-cell table:style-name="t4.B3" office:value-type="string">
            <text:p text:style-name="P17">$4-do0</text:p>
          </table:table-cell>
          <table:table-cell table:style-name="t4.I3" office:value-type="string">
            <text:p text:style-name="P24">±<text:span text:style-name="T9">30</text:span></text:p>
          </table:table-cell>
        </table:table-row>
        <table:table-row>
          <table:table-cell table:style-name="t4.A3" office:value-type="string">
            <text:p text:style-name="P16">4.0 мЗв/ч</text:p>
          </table:table-cell>
          <table:table-cell table:style-name="t4.B3" office:value-type="string">
            <text:p text:style-name="P17">$4-n1</text:p>
          </table:table-cell>
          <table:table-cell table:style-name="t4.B3" office:value-type="string">
            <text:p text:style-name="P17">$4-d1</text:p>
          </table:table-cell>
          <table:table-cell table:style-name="t4.D3" office:value-type="string">
            <text:section text:style-name="Sect1" text:name="Раздел18">
              <text:p text:style-name="P6">$4-m10</text:p>
              <text:p text:style-name="P36">$4-m11</text:p>
              <text:p text:style-name="P36">$4-m12</text:p>
              <text:p text:style-name="P36">$4-m13</text:p>
              <text:p text:style-name="P36">$4-m14</text:p>
            </text:section>
          </table:table-cell>
          <table:table-cell table:style-name="t4.B3" office:value-type="string">
            <text:p text:style-name="P17">$4-av1</text:p>
          </table:table-cell>
          <table:table-cell table:style-name="t4.B3" office:value-type="string">
            <text:p text:style-name="P17">$4-o1</text:p>
          </table:table-cell>
          <table:table-cell table:style-name="t4.B3" office:value-type="string">
            <text:p text:style-name="P17">$4-q1</text:p>
          </table:table-cell>
          <table:table-cell table:style-name="t4.B3" office:value-type="string">
            <text:p text:style-name="P17">$4-do1</text:p>
          </table:table-cell>
          <table:table-cell table:style-name="t4.I3" office:value-type="string">
            <text:p text:style-name="P24">±<text:span text:style-name="T9">15</text:span></text:p>
          </table:table-cell>
        </table:table-row>
        <table:table-row>
          <table:table-cell table:style-name="t4.A6" office:value-type="string">
            <text:p text:style-name="P16">800<text:span text:style-name="T9">.</text:span>0 мЗв/ч</text:p>
          </table:table-cell>
          <table:table-cell table:style-name="t4.B6" office:value-type="string">
            <text:p text:style-name="P17">$4-n2</text:p>
          </table:table-cell>
          <table:table-cell table:style-name="t4.B6" office:value-type="string">
            <text:p text:style-name="P17">$4-d2</text:p>
          </table:table-cell>
          <table:table-cell table:style-name="t4.D6" office:value-type="string">
            <text:section text:style-name="Sect1" text:name="Раздел19">
              <text:p text:style-name="P6">$4-m20</text:p>
              <text:p text:style-name="P36">$4-m21</text:p>
              <text:p text:style-name="P36">$4-m22</text:p>
              <text:p text:style-name="P36">$4-m23</text:p>
              <text:p text:style-name="P36">$4-m24</text:p>
            </text:section>
          </table:table-cell>
          <table:table-cell table:style-name="t4.B6" office:value-type="string">
            <text:p text:style-name="P17">$4-av2</text:p>
          </table:table-cell>
          <table:table-cell table:style-name="t4.B6" office:value-type="string">
            <text:p text:style-name="P17">$4-o2</text:p>
          </table:table-cell>
          <table:table-cell table:style-name="t4.B6" office:value-type="string">
            <text:p text:style-name="P17">$4-q2</text:p>
          </table:table-cell>
          <table:table-cell table:style-name="t4.B6" office:value-type="string">
            <text:p text:style-name="P17">$4-do2</text:p>
          </table:table-cell>
          <table:table-cell table:style-name="t4.I6" office:value-type="string">
            <text:p text:style-name="P24">±<text:span text:style-name="T9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4.B2" table:number-rows-spanned="2" office:value-type="string">
            <text:p text:style-name="P16">Номер источника</text:p>
          </table:table-cell>
          <table:table-cell table:style-name="s4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4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4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4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4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6">4.0 <text:span text:style-name="T9">мкЗв</text:span></text:p>
          </table:table-cell>
          <table:table-cell table:style-name="s4.B4" office:value-type="string">
            <text:p text:style-name="P17">$4-<text:span text:style-name="T1">dn_</text:span><text:span text:style-name="T9">3</text:span></text:p>
          </table:table-cell>
          <table:table-cell table:style-name="s4.B4" office:value-type="string">
            <text:p text:style-name="P25"><text:s text:c="2"/>$4-<text:span text:style-name="T1">dd_</text:span><text:span text:style-name="T9">3</text:span> <text:s/></text:p>
            <text:p text:style-name="P21">360c</text:p>
          </table:table-cell>
          <table:table-cell table:style-name="s4.B4" office:value-type="string">
            <text:p text:style-name="P17">$4-d_dev_<text:span text:style-name="T9">3</text:span></text:p>
          </table:table-cell>
          <table:table-cell table:style-name="s4.B4" office:value-type="string">
            <text:p text:style-name="P17">$4-dose_<text:span text:style-name="T9">3</text:span></text:p>
          </table:table-cell>
          <table:table-cell table:style-name="s4.B4" office:value-type="string">
            <text:p text:style-name="P17">$4-d_res_<text:span text:style-name="T9">3</text:span></text:p>
          </table:table-cell>
          <table:table-cell table:style-name="s4.B4" office:value-type="string">
            <text:p text:style-name="P17">$4-o_pog_<text:span text:style-name="T9">3</text:span></text:p>
          </table:table-cell>
          <table:table-cell table:style-name="s4.B4" office:value-type="string">
            <text:p text:style-name="P17">$4-d_gran_<text:span text:style-name="T9">3</text:span></text:p>
          </table:table-cell>
          <table:table-cell table:style-name="s4.I4" office:value-type="string">
            <text:p text:style-name="P16">±<text:span text:style-name="T1">15</text:span></text:p>
          </table:table-cell>
        </table:table-row>
        <table:table-row>
          <table:table-cell table:style-name="s4.A5" office:value-type="string">
            <text:p text:style-name="P16">4.0 мЗв</text:p>
          </table:table-cell>
          <table:table-cell table:style-name="s4.B5" office:value-type="string">
            <text:p text:style-name="P17">$4-<text:span text:style-name="T1">dn</text:span></text:p>
          </table:table-cell>
          <table:table-cell table:style-name="s4.B5" office:value-type="string">
            <text:p text:style-name="P25"><text:s text:c="2"/>$4<text:span text:style-name="T1">-dd</text:span> <text:s/></text:p>
            <text:p text:style-name="P20">180c</text:p>
          </table:table-cell>
          <table:table-cell table:style-name="s4.B5" office:value-type="string">
            <text:p text:style-name="P17">$4-d_dev</text:p>
          </table:table-cell>
          <table:table-cell table:style-name="s4.B5" office:value-type="string">
            <text:p text:style-name="P17">$4-dose</text:p>
          </table:table-cell>
          <table:table-cell table:style-name="s4.B5" office:value-type="string">
            <text:p text:style-name="P17">$4-d_res</text:p>
          </table:table-cell>
          <table:table-cell table:style-name="s4.B5" office:value-type="string">
            <text:p text:style-name="P17">$4-o_pog</text:p>
          </table:table-cell>
          <table:table-cell table:style-name="s4.B5" office:value-type="string">
            <text:p text:style-name="P17">$4-d_gran</text:p>
          </table:table-cell>
          <table:table-cell table:style-name="s4.I5" office:value-type="string">
            <text:p text:style-name="P16">±<text:span text:style-name="T9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5.B2" office:value-type="string">
            <text:p text:style-name="P16">Номер источ-ника</text:p>
          </table:table-cell>
          <table:table-cell table:style-name="t5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5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5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5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5">Фон</text:p>
          </table:table-cell>
          <table:table-cell table:style-name="t5.B3" office:value-type="string">
            <text:p text:style-name="P36">---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1">
              <text:p text:style-name="P36">$5-bg0</text:p>
              <text:p text:style-name="P36">$5-bg1</text:p>
              <text:p text:style-name="P36">$5-bg2</text:p>
              <text:p text:style-name="P36">$5-bg3</text:p>
              <text:p text:style-name="P36">$5-bg4</text:p>
              <text:p text:style-name="P36">$5-bg5</text:p>
              <text:p text:style-name="P36">$5-bg6</text:p>
              <text:p text:style-name="P36">$5-bg7</text:p>
              <text:p text:style-name="P35"/>
            </text:section>
          </table:table-cell>
          <table:table-cell table:style-name="t5.B3" office:value-type="string">
            <text:p text:style-name="P17">$5-av-bg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I3" office:value-type="string">
            <text:p text:style-name="P19">---</text:p>
          </table:table-cell>
        </table:table-row>
        <table:table-row>
          <table:table-cell table:style-name="t5.A3" office:value-type="string">
            <text:p text:style-name="P16">0.80 мкЗв/ч</text:p>
          </table:table-cell>
          <table:table-cell table:style-name="t5.B3" office:value-type="string">
            <text:p text:style-name="P17">$5-n0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2">
              <text:p text:style-name="P36">$5-m00</text:p>
              <text:p text:style-name="P36">$5-m01</text:p>
              <text:p text:style-name="P36">$5-m02</text:p>
              <text:p text:style-name="P36">$5-m03</text:p>
              <text:p text:style-name="P36">$5-m04</text:p>
              <text:p text:style-name="P36">$5-m05</text:p>
              <text:p text:style-name="P36">$5-m06</text:p>
              <text:p text:style-name="P36">$5-m07</text:p>
              <text:p text:style-name="P36"/>
            </text:section>
          </table:table-cell>
          <table:table-cell table:style-name="t5.B3" office:value-type="string">
            <text:p text:style-name="P17">$5-av0</text:p>
          </table:table-cell>
          <table:table-cell table:style-name="t5.B3" office:value-type="string">
            <text:p text:style-name="P17">$5-o0</text:p>
          </table:table-cell>
          <table:table-cell table:style-name="t5.B3" office:value-type="string">
            <text:p text:style-name="P17">$5-q0</text:p>
          </table:table-cell>
          <table:table-cell table:style-name="t5.B3" office:value-type="string">
            <text:p text:style-name="P17">$5-do0</text:p>
          </table:table-cell>
          <table:table-cell table:style-name="t5.I3" office:value-type="string">
            <text:p text:style-name="P24">±<text:span text:style-name="T9">30</text:span></text:p>
          </table:table-cell>
        </table:table-row>
        <table:table-row>
          <table:table-cell table:style-name="t5.A3" office:value-type="string">
            <text:p text:style-name="P16">4.0 мЗв/ч</text:p>
          </table:table-cell>
          <table:table-cell table:style-name="t5.B3" office:value-type="string">
            <text:p text:style-name="P17">$5-n1</text:p>
          </table:table-cell>
          <table:table-cell table:style-name="t5.B3" office:value-type="string">
            <text:p text:style-name="P17">$5-d1</text:p>
          </table:table-cell>
          <table:table-cell table:style-name="t5.D3" office:value-type="string">
            <text:section text:style-name="Sect1" text:name="Раздел23">
              <text:p text:style-name="P6">$5-m10</text:p>
              <text:p text:style-name="P36">$5-m11</text:p>
              <text:p text:style-name="P36">$5-m12</text:p>
              <text:p text:style-name="P36">$5-m13</text:p>
              <text:p text:style-name="P36">$5-m14</text:p>
            </text:section>
          </table:table-cell>
          <table:table-cell table:style-name="t5.B3" office:value-type="string">
            <text:p text:style-name="P17">$5-av1</text:p>
          </table:table-cell>
          <table:table-cell table:style-name="t5.B3" office:value-type="string">
            <text:p text:style-name="P17">$5-o1</text:p>
          </table:table-cell>
          <table:table-cell table:style-name="t5.B3" office:value-type="string">
            <text:p text:style-name="P17">$5-q1</text:p>
          </table:table-cell>
          <table:table-cell table:style-name="t5.B3" office:value-type="string">
            <text:p text:style-name="P17">$5-do1</text:p>
          </table:table-cell>
          <table:table-cell table:style-name="t5.I3" office:value-type="string">
            <text:p text:style-name="P24">±<text:span text:style-name="T9">15</text:span></text:p>
          </table:table-cell>
        </table:table-row>
        <table:table-row>
          <table:table-cell table:style-name="t5.A6" office:value-type="string">
            <text:p text:style-name="P16">800<text:span text:style-name="T9">.</text:span>0 мЗв/ч</text:p>
          </table:table-cell>
          <table:table-cell table:style-name="t5.B6" office:value-type="string">
            <text:p text:style-name="P17">$5-n2</text:p>
          </table:table-cell>
          <table:table-cell table:style-name="t5.B6" office:value-type="string">
            <text:p text:style-name="P17">$5-d2</text:p>
          </table:table-cell>
          <table:table-cell table:style-name="t5.D6" office:value-type="string">
            <text:section text:style-name="Sect1" text:name="Раздел24">
              <text:p text:style-name="P6">$5-m20</text:p>
              <text:p text:style-name="P36">$5-m21</text:p>
              <text:p text:style-name="P36">$5-m22</text:p>
              <text:p text:style-name="P36">$5-m23</text:p>
              <text:p text:style-name="P36">$5-m24</text:p>
            </text:section>
          </table:table-cell>
          <table:table-cell table:style-name="t5.B6" office:value-type="string">
            <text:p text:style-name="P17">$5-av2</text:p>
          </table:table-cell>
          <table:table-cell table:style-name="t5.B6" office:value-type="string">
            <text:p text:style-name="P17">$5-o2</text:p>
          </table:table-cell>
          <table:table-cell table:style-name="t5.B6" office:value-type="string">
            <text:p text:style-name="P17">$5-q2</text:p>
          </table:table-cell>
          <table:table-cell table:style-name="t5.B6" office:value-type="string">
            <text:p text:style-name="P17">$5-do2</text:p>
          </table:table-cell>
          <table:table-cell table:style-name="t5.I6" office:value-type="string">
            <text:p text:style-name="P24">±<text:span text:style-name="T9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5.B2" table:number-rows-spanned="2" office:value-type="string">
            <text:p text:style-name="P16">Номер источника</text:p>
          </table:table-cell>
          <table:table-cell table:style-name="s5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5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5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5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5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6">4.0 <text:span text:style-name="T9">мкЗв</text:span></text:p>
          </table:table-cell>
          <table:table-cell table:style-name="s5.B4" office:value-type="string">
            <text:p text:style-name="P17">$5-<text:span text:style-name="T1">dn_</text:span><text:span text:style-name="T9">3</text:span></text:p>
          </table:table-cell>
          <table:table-cell table:style-name="s5.B4" office:value-type="string">
            <text:p text:style-name="P25"><text:s text:c="2"/>$5-<text:span text:style-name="T1">dd_</text:span><text:span text:style-name="T9">3</text:span> <text:s/></text:p>
            <text:p text:style-name="P21">360c</text:p>
          </table:table-cell>
          <table:table-cell table:style-name="s5.B4" office:value-type="string">
            <text:p text:style-name="P17">$5-d_dev_<text:span text:style-name="T9">3</text:span></text:p>
          </table:table-cell>
          <table:table-cell table:style-name="s5.B4" office:value-type="string">
            <text:p text:style-name="P17">$5-dose_<text:span text:style-name="T9">3</text:span></text:p>
          </table:table-cell>
          <table:table-cell table:style-name="s5.B4" office:value-type="string">
            <text:p text:style-name="P17">$5-d_res_<text:span text:style-name="T9">3</text:span></text:p>
          </table:table-cell>
          <table:table-cell table:style-name="s5.B4" office:value-type="string">
            <text:p text:style-name="P17">$5-o_pog_<text:span text:style-name="T9">3</text:span></text:p>
          </table:table-cell>
          <table:table-cell table:style-name="s5.B4" office:value-type="string">
            <text:p text:style-name="P17">$5-d_gran_<text:span text:style-name="T9">3</text:span></text:p>
          </table:table-cell>
          <table:table-cell table:style-name="s5.I4" office:value-type="string">
            <text:p text:style-name="P16">±<text:span text:style-name="T1">15</text:span></text:p>
          </table:table-cell>
        </table:table-row>
        <table:table-row>
          <table:table-cell table:style-name="s5.A5" office:value-type="string">
            <text:p text:style-name="P16">4.0 мЗв</text:p>
          </table:table-cell>
          <table:table-cell table:style-name="s5.B5" office:value-type="string">
            <text:p text:style-name="P17">$5-<text:span text:style-name="T1">dn</text:span></text:p>
          </table:table-cell>
          <table:table-cell table:style-name="s5.B5" office:value-type="string">
            <text:p text:style-name="P25"><text:s text:c="2"/>$5-<text:span text:style-name="T1">dd </text:span></text:p>
            <text:p text:style-name="P20">180c</text:p>
          </table:table-cell>
          <table:table-cell table:style-name="s5.B5" office:value-type="string">
            <text:p text:style-name="P17">$5-d_dev</text:p>
          </table:table-cell>
          <table:table-cell table:style-name="s5.B5" office:value-type="string">
            <text:p text:style-name="P17">$5-dose</text:p>
          </table:table-cell>
          <table:table-cell table:style-name="s5.B5" office:value-type="string">
            <text:p text:style-name="P17">$5-d_res</text:p>
          </table:table-cell>
          <table:table-cell table:style-name="s5.B5" office:value-type="string">
            <text:p text:style-name="P17">$5-o_pog</text:p>
          </table:table-cell>
          <table:table-cell table:style-name="s5.B5" office:value-type="string">
            <text:p text:style-name="P17">$5-d_gran</text:p>
          </table:table-cell>
          <table:table-cell table:style-name="s5.I5" office:value-type="string">
            <text:p text:style-name="P16">±<text:span text:style-name="T9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6.B2" office:value-type="string">
            <text:p text:style-name="P16">Номер источ-ника</text:p>
          </table:table-cell>
          <table:table-cell table:style-name="t6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6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6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6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5">Фон</text:p>
          </table:table-cell>
          <table:table-cell table:style-name="t6.B3" office:value-type="string">
            <text:p text:style-name="P36">---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6">
              <text:p text:style-name="P36">$6-bg0</text:p>
              <text:p text:style-name="P36">$6-bg1</text:p>
              <text:p text:style-name="P36">$6-bg2</text:p>
              <text:p text:style-name="P36">$6-bg3</text:p>
              <text:p text:style-name="P36">$6-bg4</text:p>
              <text:p text:style-name="P36">$6-bg5</text:p>
              <text:p text:style-name="P36">$6-bg6</text:p>
              <text:p text:style-name="P36">$6-bg7</text:p>
              <text:p text:style-name="P35"/>
            </text:section>
          </table:table-cell>
          <table:table-cell table:style-name="t6.B3" office:value-type="string">
            <text:p text:style-name="P17">$6-av-bg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I3" office:value-type="string">
            <text:p text:style-name="P19">---</text:p>
          </table:table-cell>
        </table:table-row>
        <table:table-row>
          <table:table-cell table:style-name="t6.A3" office:value-type="string">
            <text:p text:style-name="P16">0.80 мкЗв/ч</text:p>
          </table:table-cell>
          <table:table-cell table:style-name="t6.B3" office:value-type="string">
            <text:p text:style-name="P17">$6-n0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7">
              <text:p text:style-name="P36">$6-m00</text:p>
              <text:p text:style-name="P36">$6-m01</text:p>
              <text:p text:style-name="P36">$6-m02</text:p>
              <text:p text:style-name="P36">$6-m03</text:p>
              <text:p text:style-name="P36">$6-m04</text:p>
              <text:p text:style-name="P36">$6-m05</text:p>
              <text:p text:style-name="P36">$6-m06</text:p>
              <text:p text:style-name="P36">$6-m07</text:p>
              <text:p text:style-name="P36"/>
            </text:section>
          </table:table-cell>
          <table:table-cell table:style-name="t6.B3" office:value-type="string">
            <text:p text:style-name="P17">$6-av0</text:p>
          </table:table-cell>
          <table:table-cell table:style-name="t6.B3" office:value-type="string">
            <text:p text:style-name="P17">$6-o0</text:p>
          </table:table-cell>
          <table:table-cell table:style-name="t6.B3" office:value-type="string">
            <text:p text:style-name="P17">$6-q0</text:p>
          </table:table-cell>
          <table:table-cell table:style-name="t6.B3" office:value-type="string">
            <text:p text:style-name="P17">$6-do0</text:p>
          </table:table-cell>
          <table:table-cell table:style-name="t6.I3" office:value-type="string">
            <text:p text:style-name="P24">±<text:span text:style-name="T9">30</text:span></text:p>
          </table:table-cell>
        </table:table-row>
        <table:table-row>
          <table:table-cell table:style-name="t6.A3" office:value-type="string">
            <text:p text:style-name="P16">4.0 мЗв/ч</text:p>
          </table:table-cell>
          <table:table-cell table:style-name="t6.B3" office:value-type="string">
            <text:p text:style-name="P17">$6-n1</text:p>
          </table:table-cell>
          <table:table-cell table:style-name="t6.B3" office:value-type="string">
            <text:p text:style-name="P17">$6-d1</text:p>
          </table:table-cell>
          <table:table-cell table:style-name="t6.D3" office:value-type="string">
            <text:section text:style-name="Sect1" text:name="Раздел28">
              <text:p text:style-name="P6">$6-m10</text:p>
              <text:p text:style-name="P36">$6-m11</text:p>
              <text:p text:style-name="P36">$6-m12</text:p>
              <text:p text:style-name="P36">$6-m13</text:p>
              <text:p text:style-name="P36">$6-m14</text:p>
            </text:section>
          </table:table-cell>
          <table:table-cell table:style-name="t6.B3" office:value-type="string">
            <text:p text:style-name="P17">$6-av1</text:p>
          </table:table-cell>
          <table:table-cell table:style-name="t6.B3" office:value-type="string">
            <text:p text:style-name="P17">$6-o1</text:p>
          </table:table-cell>
          <table:table-cell table:style-name="t6.B3" office:value-type="string">
            <text:p text:style-name="P17">$6-q1</text:p>
          </table:table-cell>
          <table:table-cell table:style-name="t6.B3" office:value-type="string">
            <text:p text:style-name="P17">$6-do1</text:p>
          </table:table-cell>
          <table:table-cell table:style-name="t6.I3" office:value-type="string">
            <text:p text:style-name="P24">±<text:span text:style-name="T9">15</text:span></text:p>
          </table:table-cell>
        </table:table-row>
        <table:table-row>
          <table:table-cell table:style-name="t6.A6" office:value-type="string">
            <text:p text:style-name="P16">800<text:span text:style-name="T9">.</text:span>0 мЗв/ч</text:p>
          </table:table-cell>
          <table:table-cell table:style-name="t6.B6" office:value-type="string">
            <text:p text:style-name="P17">$6-n2</text:p>
          </table:table-cell>
          <table:table-cell table:style-name="t6.B6" office:value-type="string">
            <text:p text:style-name="P17">$6-d2</text:p>
          </table:table-cell>
          <table:table-cell table:style-name="t6.D6" office:value-type="string">
            <text:section text:style-name="Sect1" text:name="Раздел29">
              <text:p text:style-name="P6">$6-m20</text:p>
              <text:p text:style-name="P36">$6-m21</text:p>
              <text:p text:style-name="P36">$6-m22</text:p>
              <text:p text:style-name="P36">$6-m23</text:p>
              <text:p text:style-name="P36">$6-m24</text:p>
            </text:section>
          </table:table-cell>
          <table:table-cell table:style-name="t6.B6" office:value-type="string">
            <text:p text:style-name="P17">$6-av2</text:p>
          </table:table-cell>
          <table:table-cell table:style-name="t6.B6" office:value-type="string">
            <text:p text:style-name="P17">$6-o2</text:p>
          </table:table-cell>
          <table:table-cell table:style-name="t6.B6" office:value-type="string">
            <text:p text:style-name="P17">$6-q2</text:p>
          </table:table-cell>
          <table:table-cell table:style-name="t6.B6" office:value-type="string">
            <text:p text:style-name="P17">$6-do2</text:p>
          </table:table-cell>
          <table:table-cell table:style-name="t6.I6" office:value-type="string">
            <text:p text:style-name="P24">±<text:span text:style-name="T9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6.B2" table:number-rows-spanned="2" office:value-type="string">
            <text:p text:style-name="P16">Номер источника</text:p>
          </table:table-cell>
          <table:table-cell table:style-name="s6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6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6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6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6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6">4.0 <text:span text:style-name="T9">мкЗв</text:span></text:p>
          </table:table-cell>
          <table:table-cell table:style-name="s6.B4" office:value-type="string">
            <text:p text:style-name="P17">$6-<text:span text:style-name="T1">dn_</text:span><text:span text:style-name="T9">3</text:span></text:p>
          </table:table-cell>
          <table:table-cell table:style-name="s6.B4" office:value-type="string">
            <text:p text:style-name="P25"><text:s text:c="2"/>$6-<text:span text:style-name="T1">dd_</text:span><text:span text:style-name="T9">3</text:span> <text:s/></text:p>
            <text:p text:style-name="P21">360c</text:p>
          </table:table-cell>
          <table:table-cell table:style-name="s6.B4" office:value-type="string">
            <text:p text:style-name="P17">$6-d_dev_<text:span text:style-name="T9">3</text:span></text:p>
          </table:table-cell>
          <table:table-cell table:style-name="s6.B4" office:value-type="string">
            <text:p text:style-name="P17">$6-dose_<text:span text:style-name="T9">3</text:span></text:p>
          </table:table-cell>
          <table:table-cell table:style-name="s6.B4" office:value-type="string">
            <text:p text:style-name="P17">$6-d_res_<text:span text:style-name="T9">3</text:span></text:p>
          </table:table-cell>
          <table:table-cell table:style-name="s6.B4" office:value-type="string">
            <text:p text:style-name="P17">$6-o_pog_<text:span text:style-name="T9">3</text:span></text:p>
          </table:table-cell>
          <table:table-cell table:style-name="s6.B4" office:value-type="string">
            <text:p text:style-name="P17">$6-d_gran_<text:span text:style-name="T9">3</text:span></text:p>
          </table:table-cell>
          <table:table-cell table:style-name="s6.I4" office:value-type="string">
            <text:p text:style-name="P16">±<text:span text:style-name="T1">15</text:span></text:p>
          </table:table-cell>
        </table:table-row>
        <table:table-row>
          <table:table-cell table:style-name="s6.A5" office:value-type="string">
            <text:p text:style-name="P16">4.0 мЗв</text:p>
          </table:table-cell>
          <table:table-cell table:style-name="s6.B5" office:value-type="string">
            <text:p text:style-name="P17">$6-<text:span text:style-name="T1">dn</text:span></text:p>
          </table:table-cell>
          <table:table-cell table:style-name="s6.B5" office:value-type="string">
            <text:p text:style-name="P25"><text:s text:c="2"/>$6<text:span text:style-name="T1">-dd</text:span> <text:s/></text:p>
            <text:p text:style-name="P20">180c</text:p>
          </table:table-cell>
          <table:table-cell table:style-name="s6.B5" office:value-type="string">
            <text:p text:style-name="P17">$6-d_dev</text:p>
          </table:table-cell>
          <table:table-cell table:style-name="s6.B5" office:value-type="string">
            <text:p text:style-name="P17">$6-dose</text:p>
          </table:table-cell>
          <table:table-cell table:style-name="s6.B5" office:value-type="string">
            <text:p text:style-name="P17">$6-d_res</text:p>
          </table:table-cell>
          <table:table-cell table:style-name="s6.B5" office:value-type="string">
            <text:p text:style-name="P17">$6-o_pog</text:p>
          </table:table-cell>
          <table:table-cell table:style-name="s6.B5" office:value-type="string">
            <text:p text:style-name="P17">$6-d_gran</text:p>
          </table:table-cell>
          <table:table-cell table:style-name="s6.I5" office:value-type="string">
            <text:p text:style-name="P16">±<text:span text:style-name="T9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7.B2" office:value-type="string">
            <text:p text:style-name="P16">Номер источ-ника</text:p>
          </table:table-cell>
          <table:table-cell table:style-name="t7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7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7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7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5">Фон</text:p>
          </table:table-cell>
          <table:table-cell table:style-name="t7.B3" office:value-type="string">
            <text:p text:style-name="P36">---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1">
              <text:p text:style-name="P36">$7-bg0</text:p>
              <text:p text:style-name="P36">$7-bg1</text:p>
              <text:p text:style-name="P36">$7-bg2</text:p>
              <text:p text:style-name="P36">$7-bg3</text:p>
              <text:p text:style-name="P36">$7-bg4</text:p>
              <text:p text:style-name="P36">$7-bg5</text:p>
              <text:p text:style-name="P36">$7-bg6</text:p>
              <text:p text:style-name="P36">$7-bg7</text:p>
              <text:p text:style-name="P35"/>
            </text:section>
          </table:table-cell>
          <table:table-cell table:style-name="t7.B3" office:value-type="string">
            <text:p text:style-name="P17">$7-av-bg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I3" office:value-type="string">
            <text:p text:style-name="P19">---</text:p>
          </table:table-cell>
        </table:table-row>
        <table:table-row>
          <table:table-cell table:style-name="t7.A3" office:value-type="string">
            <text:p text:style-name="P16">0.80 мкЗв/ч</text:p>
          </table:table-cell>
          <table:table-cell table:style-name="t7.B3" office:value-type="string">
            <text:p text:style-name="P17">$7-n0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2">
              <text:p text:style-name="P36">$7-m00</text:p>
              <text:p text:style-name="P36">$7-m01</text:p>
              <text:p text:style-name="P36">$7-m02</text:p>
              <text:p text:style-name="P36">$7-m03</text:p>
              <text:p text:style-name="P36">$7-m04</text:p>
              <text:p text:style-name="P36">$7-m05</text:p>
              <text:p text:style-name="P36">$7-m06</text:p>
              <text:p text:style-name="P36">$7-m07</text:p>
              <text:p text:style-name="P36"/>
            </text:section>
          </table:table-cell>
          <table:table-cell table:style-name="t7.B3" office:value-type="string">
            <text:p text:style-name="P17">$7-av0</text:p>
          </table:table-cell>
          <table:table-cell table:style-name="t7.B3" office:value-type="string">
            <text:p text:style-name="P17">$7-o0</text:p>
          </table:table-cell>
          <table:table-cell table:style-name="t7.B3" office:value-type="string">
            <text:p text:style-name="P17">$7-q0</text:p>
          </table:table-cell>
          <table:table-cell table:style-name="t7.B3" office:value-type="string">
            <text:p text:style-name="P17">$7-do0</text:p>
          </table:table-cell>
          <table:table-cell table:style-name="t7.I3" office:value-type="string">
            <text:p text:style-name="P24">±<text:span text:style-name="T9">30</text:span></text:p>
          </table:table-cell>
        </table:table-row>
        <table:table-row>
          <table:table-cell table:style-name="t7.A3" office:value-type="string">
            <text:p text:style-name="P16">4.0 мЗв/ч</text:p>
          </table:table-cell>
          <table:table-cell table:style-name="t7.B3" office:value-type="string">
            <text:p text:style-name="P17">$7-n1</text:p>
          </table:table-cell>
          <table:table-cell table:style-name="t7.B3" office:value-type="string">
            <text:p text:style-name="P17">$7-d1</text:p>
          </table:table-cell>
          <table:table-cell table:style-name="t7.D3" office:value-type="string">
            <text:section text:style-name="Sect1" text:name="Раздел33">
              <text:p text:style-name="P6">$7-m10</text:p>
              <text:p text:style-name="P36">$7-m11</text:p>
              <text:p text:style-name="P36">$7-m12</text:p>
              <text:p text:style-name="P36">$7-m13</text:p>
              <text:p text:style-name="P36">$7-m14</text:p>
            </text:section>
          </table:table-cell>
          <table:table-cell table:style-name="t7.B3" office:value-type="string">
            <text:p text:style-name="P17">$7-av1</text:p>
          </table:table-cell>
          <table:table-cell table:style-name="t7.B3" office:value-type="string">
            <text:p text:style-name="P17">$7-o1</text:p>
          </table:table-cell>
          <table:table-cell table:style-name="t7.B3" office:value-type="string">
            <text:p text:style-name="P17">$7-q1</text:p>
          </table:table-cell>
          <table:table-cell table:style-name="t7.B3" office:value-type="string">
            <text:p text:style-name="P17">$7-do1</text:p>
          </table:table-cell>
          <table:table-cell table:style-name="t7.I3" office:value-type="string">
            <text:p text:style-name="P24">±<text:span text:style-name="T9">15</text:span></text:p>
          </table:table-cell>
        </table:table-row>
        <table:table-row>
          <table:table-cell table:style-name="t7.A6" office:value-type="string">
            <text:p text:style-name="P16">800<text:span text:style-name="T9">.</text:span>0 мЗв/ч</text:p>
          </table:table-cell>
          <table:table-cell table:style-name="t7.B6" office:value-type="string">
            <text:p text:style-name="P17">$7-n2</text:p>
          </table:table-cell>
          <table:table-cell table:style-name="t7.B6" office:value-type="string">
            <text:p text:style-name="P17">$7-d2</text:p>
          </table:table-cell>
          <table:table-cell table:style-name="t7.D6" office:value-type="string">
            <text:section text:style-name="Sect1" text:name="Раздел34">
              <text:p text:style-name="P6">$7-m20</text:p>
              <text:p text:style-name="P36">$7-m21</text:p>
              <text:p text:style-name="P36">$7-m22</text:p>
              <text:p text:style-name="P36">$7-m23</text:p>
              <text:p text:style-name="P36">$7-m24</text:p>
            </text:section>
          </table:table-cell>
          <table:table-cell table:style-name="t7.B6" office:value-type="string">
            <text:p text:style-name="P17">$7-av2</text:p>
          </table:table-cell>
          <table:table-cell table:style-name="t7.B6" office:value-type="string">
            <text:p text:style-name="P17">$7-o2</text:p>
          </table:table-cell>
          <table:table-cell table:style-name="t7.B6" office:value-type="string">
            <text:p text:style-name="P17">$7-q2</text:p>
          </table:table-cell>
          <table:table-cell table:style-name="t7.B6" office:value-type="string">
            <text:p text:style-name="P17">$7-do2</text:p>
          </table:table-cell>
          <table:table-cell table:style-name="t7.I6" office:value-type="string">
            <text:p text:style-name="P24">±<text:span text:style-name="T9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7.B2" table:number-rows-spanned="2" office:value-type="string">
            <text:p text:style-name="P16">Номер источника</text:p>
          </table:table-cell>
          <table:table-cell table:style-name="s7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7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7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7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7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6">4.0 <text:span text:style-name="T9">мкЗв</text:span></text:p>
          </table:table-cell>
          <table:table-cell table:style-name="s7.B4" office:value-type="string">
            <text:p text:style-name="P17">$7-<text:span text:style-name="T1">dn_</text:span><text:span text:style-name="T9">3</text:span></text:p>
          </table:table-cell>
          <table:table-cell table:style-name="s7.B4" office:value-type="string">
            <text:p text:style-name="P25"><text:s text:c="2"/>$7-<text:span text:style-name="T1">dd_</text:span><text:span text:style-name="T9">3</text:span> <text:s/></text:p>
            <text:p text:style-name="P21">360c</text:p>
          </table:table-cell>
          <table:table-cell table:style-name="s7.B4" office:value-type="string">
            <text:p text:style-name="P17">$7-d_dev_<text:span text:style-name="T9">3</text:span></text:p>
          </table:table-cell>
          <table:table-cell table:style-name="s7.B4" office:value-type="string">
            <text:p text:style-name="P17">$7-dose_<text:span text:style-name="T9">3</text:span></text:p>
          </table:table-cell>
          <table:table-cell table:style-name="s7.B4" office:value-type="string">
            <text:p text:style-name="P17">$7-d_res_<text:span text:style-name="T9">3</text:span></text:p>
          </table:table-cell>
          <table:table-cell table:style-name="s7.B4" office:value-type="string">
            <text:p text:style-name="P17">$7-o_pog_<text:span text:style-name="T9">3</text:span></text:p>
          </table:table-cell>
          <table:table-cell table:style-name="s7.B4" office:value-type="string">
            <text:p text:style-name="P17">$7-d_gran_<text:span text:style-name="T9">3</text:span></text:p>
          </table:table-cell>
          <table:table-cell table:style-name="s7.I4" office:value-type="string">
            <text:p text:style-name="P16">±<text:span text:style-name="T1">15</text:span></text:p>
          </table:table-cell>
        </table:table-row>
        <table:table-row>
          <table:table-cell table:style-name="s7.A5" office:value-type="string">
            <text:p text:style-name="P16">4.0 мЗв</text:p>
          </table:table-cell>
          <table:table-cell table:style-name="s7.B5" office:value-type="string">
            <text:p text:style-name="P17">$7-<text:span text:style-name="T1">dn</text:span></text:p>
          </table:table-cell>
          <table:table-cell table:style-name="s7.B5" office:value-type="string">
            <text:p text:style-name="P25"><text:s text:c="2"/>$7<text:span text:style-name="T1">-dd</text:span> <text:s/></text:p>
            <text:p text:style-name="P20">180c</text:p>
          </table:table-cell>
          <table:table-cell table:style-name="s7.B5" office:value-type="string">
            <text:p text:style-name="P17">$7-d_dev</text:p>
          </table:table-cell>
          <table:table-cell table:style-name="s7.B5" office:value-type="string">
            <text:p text:style-name="P17">$7-dose</text:p>
          </table:table-cell>
          <table:table-cell table:style-name="s7.B5" office:value-type="string">
            <text:p text:style-name="P17">$7-d_res</text:p>
          </table:table-cell>
          <table:table-cell table:style-name="s7.B5" office:value-type="string">
            <text:p text:style-name="P17">$7-o_pog</text:p>
          </table:table-cell>
          <table:table-cell table:style-name="s7.B5" office:value-type="string">
            <text:p text:style-name="P17">$7-d_gran</text:p>
          </table:table-cell>
          <table:table-cell table:style-name="s7.I5" office:value-type="string">
            <text:p text:style-name="P16">±<text:span text:style-name="T9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8.B2" office:value-type="string">
            <text:p text:style-name="P16">Номер источ-ника</text:p>
          </table:table-cell>
          <table:table-cell table:style-name="t8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8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8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8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5">Фон</text:p>
          </table:table-cell>
          <table:table-cell table:style-name="t8.B3" office:value-type="string">
            <text:p text:style-name="P36">---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6">
              <text:p text:style-name="P36">$8-bg0</text:p>
              <text:p text:style-name="P36">$8-bg1</text:p>
              <text:p text:style-name="P36">$8-bg2</text:p>
              <text:p text:style-name="P36">$8-bg3</text:p>
              <text:p text:style-name="P36">$8-bg4</text:p>
              <text:p text:style-name="P36">$8-bg5</text:p>
              <text:p text:style-name="P36">$8-bg6</text:p>
              <text:p text:style-name="P36">$8-bg7</text:p>
              <text:p text:style-name="P35"/>
            </text:section>
          </table:table-cell>
          <table:table-cell table:style-name="t8.B3" office:value-type="string">
            <text:p text:style-name="P17">$8-av-bg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I3" office:value-type="string">
            <text:p text:style-name="P19">---</text:p>
          </table:table-cell>
        </table:table-row>
        <table:table-row>
          <table:table-cell table:style-name="t8.A3" office:value-type="string">
            <text:p text:style-name="P16">0.80 мкЗв/ч</text:p>
          </table:table-cell>
          <table:table-cell table:style-name="t8.B3" office:value-type="string">
            <text:p text:style-name="P17">$8-n0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7">
              <text:p text:style-name="P36">$8-m00</text:p>
              <text:p text:style-name="P36">$8-m01</text:p>
              <text:p text:style-name="P36">$8-m02</text:p>
              <text:p text:style-name="P36">$8-m03</text:p>
              <text:p text:style-name="P36">$8-m04</text:p>
              <text:p text:style-name="P36">$8-m05</text:p>
              <text:p text:style-name="P36">$8-m06</text:p>
              <text:p text:style-name="P36">$8-m07</text:p>
              <text:p text:style-name="P36"/>
            </text:section>
          </table:table-cell>
          <table:table-cell table:style-name="t8.B3" office:value-type="string">
            <text:p text:style-name="P17">$8-av0</text:p>
          </table:table-cell>
          <table:table-cell table:style-name="t8.B3" office:value-type="string">
            <text:p text:style-name="P17">$8-o0</text:p>
          </table:table-cell>
          <table:table-cell table:style-name="t8.B3" office:value-type="string">
            <text:p text:style-name="P17">$8-q0</text:p>
          </table:table-cell>
          <table:table-cell table:style-name="t8.B3" office:value-type="string">
            <text:p text:style-name="P17">$8-do0</text:p>
          </table:table-cell>
          <table:table-cell table:style-name="t8.I3" office:value-type="string">
            <text:p text:style-name="P24">±<text:span text:style-name="T9">30</text:span></text:p>
          </table:table-cell>
        </table:table-row>
        <table:table-row>
          <table:table-cell table:style-name="t8.A3" office:value-type="string">
            <text:p text:style-name="P16">4.0 мЗв/ч</text:p>
          </table:table-cell>
          <table:table-cell table:style-name="t8.B3" office:value-type="string">
            <text:p text:style-name="P17">$8-n1</text:p>
          </table:table-cell>
          <table:table-cell table:style-name="t8.B3" office:value-type="string">
            <text:p text:style-name="P17">$8-d1</text:p>
          </table:table-cell>
          <table:table-cell table:style-name="t8.D3" office:value-type="string">
            <text:section text:style-name="Sect1" text:name="Раздел38">
              <text:p text:style-name="P6">$8-m10</text:p>
              <text:p text:style-name="P36">$8-m11</text:p>
              <text:p text:style-name="P36">$8-m12</text:p>
              <text:p text:style-name="P36">$8-m13</text:p>
              <text:p text:style-name="P36">$8-m14</text:p>
            </text:section>
          </table:table-cell>
          <table:table-cell table:style-name="t8.B3" office:value-type="string">
            <text:p text:style-name="P17">$8-av1</text:p>
          </table:table-cell>
          <table:table-cell table:style-name="t8.B3" office:value-type="string">
            <text:p text:style-name="P17">$8-o1</text:p>
          </table:table-cell>
          <table:table-cell table:style-name="t8.B3" office:value-type="string">
            <text:p text:style-name="P17">$8-q1</text:p>
          </table:table-cell>
          <table:table-cell table:style-name="t8.B3" office:value-type="string">
            <text:p text:style-name="P17">$8-do1</text:p>
          </table:table-cell>
          <table:table-cell table:style-name="t8.I3" office:value-type="string">
            <text:p text:style-name="P24">±<text:span text:style-name="T9">15</text:span></text:p>
          </table:table-cell>
        </table:table-row>
        <table:table-row>
          <table:table-cell table:style-name="t8.A6" office:value-type="string">
            <text:p text:style-name="P16">800<text:span text:style-name="T9">.</text:span>0 мЗв/ч</text:p>
          </table:table-cell>
          <table:table-cell table:style-name="t8.B6" office:value-type="string">
            <text:p text:style-name="P17">$8-n2</text:p>
          </table:table-cell>
          <table:table-cell table:style-name="t8.B6" office:value-type="string">
            <text:p text:style-name="P17">$8-d2</text:p>
          </table:table-cell>
          <table:table-cell table:style-name="t8.D6" office:value-type="string">
            <text:section text:style-name="Sect1" text:name="Раздел39">
              <text:p text:style-name="P6">$8-m20</text:p>
              <text:p text:style-name="P36">$8-m21</text:p>
              <text:p text:style-name="P36">$8-m22</text:p>
              <text:p text:style-name="P36">$8-m23</text:p>
              <text:p text:style-name="P36">$8-m24</text:p>
            </text:section>
          </table:table-cell>
          <table:table-cell table:style-name="t8.B6" office:value-type="string">
            <text:p text:style-name="P17">$8-av2</text:p>
          </table:table-cell>
          <table:table-cell table:style-name="t8.B6" office:value-type="string">
            <text:p text:style-name="P17">$8-o2</text:p>
          </table:table-cell>
          <table:table-cell table:style-name="t8.B6" office:value-type="string">
            <text:p text:style-name="P17">$8-q2</text:p>
          </table:table-cell>
          <table:table-cell table:style-name="t8.B6" office:value-type="string">
            <text:p text:style-name="P17">$8-do2</text:p>
          </table:table-cell>
          <table:table-cell table:style-name="t8.I6" office:value-type="string">
            <text:p text:style-name="P24">±<text:span text:style-name="T9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8.B2" table:number-rows-spanned="2" office:value-type="string">
            <text:p text:style-name="P16">Номер источника</text:p>
          </table:table-cell>
          <table:table-cell table:style-name="s8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8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8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8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8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6">4.0 <text:span text:style-name="T9">мкЗв</text:span></text:p>
          </table:table-cell>
          <table:table-cell table:style-name="s8.B4" office:value-type="string">
            <text:p text:style-name="P17">$8-<text:span text:style-name="T1">dn_</text:span><text:span text:style-name="T9">3</text:span></text:p>
          </table:table-cell>
          <table:table-cell table:style-name="s8.B4" office:value-type="string">
            <text:p text:style-name="P25"><text:s text:c="2"/>$8-<text:span text:style-name="T1">dd_</text:span><text:span text:style-name="T9">3</text:span> <text:s/></text:p>
            <text:p text:style-name="P21">360c</text:p>
          </table:table-cell>
          <table:table-cell table:style-name="s8.B4" office:value-type="string">
            <text:p text:style-name="P17">$8-d_dev_<text:span text:style-name="T9">3</text:span></text:p>
          </table:table-cell>
          <table:table-cell table:style-name="s8.B4" office:value-type="string">
            <text:p text:style-name="P17">$8-dose_<text:span text:style-name="T9">3</text:span></text:p>
          </table:table-cell>
          <table:table-cell table:style-name="s8.B4" office:value-type="string">
            <text:p text:style-name="P17">$8-d_res_<text:span text:style-name="T9">3</text:span></text:p>
          </table:table-cell>
          <table:table-cell table:style-name="s8.B4" office:value-type="string">
            <text:p text:style-name="P17">$8-o_pog_<text:span text:style-name="T9">3</text:span></text:p>
          </table:table-cell>
          <table:table-cell table:style-name="s8.B4" office:value-type="string">
            <text:p text:style-name="P17">$8-d_gran_<text:span text:style-name="T9">3</text:span></text:p>
          </table:table-cell>
          <table:table-cell table:style-name="s8.I4" office:value-type="string">
            <text:p text:style-name="P16">±<text:span text:style-name="T1">15</text:span></text:p>
          </table:table-cell>
        </table:table-row>
        <table:table-row>
          <table:table-cell table:style-name="s8.A5" office:value-type="string">
            <text:p text:style-name="P16">4.0 мЗв</text:p>
          </table:table-cell>
          <table:table-cell table:style-name="s8.B5" office:value-type="string">
            <text:p text:style-name="P17">$8-<text:span text:style-name="T1">dn</text:span></text:p>
          </table:table-cell>
          <table:table-cell table:style-name="s8.B5" office:value-type="string">
            <text:p text:style-name="P25"><text:s text:c="2"/>$8<text:span text:style-name="T1">-dd</text:span> <text:s/></text:p>
            <text:p text:style-name="P20">180c</text:p>
          </table:table-cell>
          <table:table-cell table:style-name="s8.B5" office:value-type="string">
            <text:p text:style-name="P17">$8-d_dev</text:p>
          </table:table-cell>
          <table:table-cell table:style-name="s8.B5" office:value-type="string">
            <text:p text:style-name="P17">$8-dose</text:p>
          </table:table-cell>
          <table:table-cell table:style-name="s8.B5" office:value-type="string">
            <text:p text:style-name="P17">$8-d_res</text:p>
          </table:table-cell>
          <table:table-cell table:style-name="s8.B5" office:value-type="string">
            <text:p text:style-name="P17">$8-o_pog</text:p>
          </table:table-cell>
          <table:table-cell table:style-name="s8.B5" office:value-type="string">
            <text:p text:style-name="P17">$8-d_gran</text:p>
          </table:table-cell>
          <table:table-cell table:style-name="s8.I5" office:value-type="string">
            <text:p text:style-name="P16">±<text:span text:style-name="T9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9.B2" office:value-type="string">
            <text:p text:style-name="P16">Номер источ-ника</text:p>
          </table:table-cell>
          <table:table-cell table:style-name="t9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9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9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9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5">Фон</text:p>
          </table:table-cell>
          <table:table-cell table:style-name="t9.B3" office:value-type="string">
            <text:p text:style-name="P36">---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1">
              <text:p text:style-name="P36">$9-bg0</text:p>
              <text:p text:style-name="P36">$9-bg1</text:p>
              <text:p text:style-name="P36">$9-bg2</text:p>
              <text:p text:style-name="P36">$9-bg3</text:p>
              <text:p text:style-name="P36">$9-bg4</text:p>
              <text:p text:style-name="P36">$9-bg5</text:p>
              <text:p text:style-name="P36">$9-bg6</text:p>
              <text:p text:style-name="P36">$9-bg7</text:p>
              <text:p text:style-name="P35"/>
            </text:section>
          </table:table-cell>
          <table:table-cell table:style-name="t9.B3" office:value-type="string">
            <text:p text:style-name="P17">$9-av-bg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I3" office:value-type="string">
            <text:p text:style-name="P19">---</text:p>
          </table:table-cell>
        </table:table-row>
        <table:table-row>
          <table:table-cell table:style-name="t9.A3" office:value-type="string">
            <text:p text:style-name="P16">0.80 мкЗв/ч</text:p>
          </table:table-cell>
          <table:table-cell table:style-name="t9.B3" office:value-type="string">
            <text:p text:style-name="P17">$9-n0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2">
              <text:p text:style-name="P36">$9-m00</text:p>
              <text:p text:style-name="P36">$9-m01</text:p>
              <text:p text:style-name="P36">$9-m02</text:p>
              <text:p text:style-name="P36">$9-m03</text:p>
              <text:p text:style-name="P36">$9-m04</text:p>
              <text:p text:style-name="P36">$9-m05</text:p>
              <text:p text:style-name="P36">$9-m06</text:p>
              <text:p text:style-name="P36">$9-m07</text:p>
              <text:p text:style-name="P36"/>
            </text:section>
          </table:table-cell>
          <table:table-cell table:style-name="t9.B3" office:value-type="string">
            <text:p text:style-name="P17">$9-av0</text:p>
          </table:table-cell>
          <table:table-cell table:style-name="t9.B3" office:value-type="string">
            <text:p text:style-name="P17">$9-o0</text:p>
          </table:table-cell>
          <table:table-cell table:style-name="t9.B3" office:value-type="string">
            <text:p text:style-name="P17">$9-q0</text:p>
          </table:table-cell>
          <table:table-cell table:style-name="t9.B3" office:value-type="string">
            <text:p text:style-name="P17">$9-do0</text:p>
          </table:table-cell>
          <table:table-cell table:style-name="t9.I3" office:value-type="string">
            <text:p text:style-name="P24">±<text:span text:style-name="T9">30</text:span></text:p>
          </table:table-cell>
        </table:table-row>
        <table:table-row>
          <table:table-cell table:style-name="t9.A3" office:value-type="string">
            <text:p text:style-name="P16">4.0 мЗв/ч</text:p>
          </table:table-cell>
          <table:table-cell table:style-name="t9.B3" office:value-type="string">
            <text:p text:style-name="P17">$9-n1</text:p>
          </table:table-cell>
          <table:table-cell table:style-name="t9.B3" office:value-type="string">
            <text:p text:style-name="P17">$9-d1</text:p>
          </table:table-cell>
          <table:table-cell table:style-name="t9.D3" office:value-type="string">
            <text:section text:style-name="Sect1" text:name="Раздел43">
              <text:p text:style-name="P6">$9-m10</text:p>
              <text:p text:style-name="P36">$9-m11</text:p>
              <text:p text:style-name="P36">$9-m12</text:p>
              <text:p text:style-name="P36">$9-m13</text:p>
              <text:p text:style-name="P36">$9-m14</text:p>
            </text:section>
          </table:table-cell>
          <table:table-cell table:style-name="t9.B3" office:value-type="string">
            <text:p text:style-name="P17">$9-av1</text:p>
          </table:table-cell>
          <table:table-cell table:style-name="t9.B3" office:value-type="string">
            <text:p text:style-name="P17">$9-o1</text:p>
          </table:table-cell>
          <table:table-cell table:style-name="t9.B3" office:value-type="string">
            <text:p text:style-name="P17">$9-q1</text:p>
          </table:table-cell>
          <table:table-cell table:style-name="t9.B3" office:value-type="string">
            <text:p text:style-name="P17">$9-do1</text:p>
          </table:table-cell>
          <table:table-cell table:style-name="t9.I3" office:value-type="string">
            <text:p text:style-name="P24">±<text:span text:style-name="T9">15</text:span></text:p>
          </table:table-cell>
        </table:table-row>
        <table:table-row>
          <table:table-cell table:style-name="t9.A6" office:value-type="string">
            <text:p text:style-name="P16">800<text:span text:style-name="T9">.</text:span>0 мЗв/ч</text:p>
          </table:table-cell>
          <table:table-cell table:style-name="t9.B6" office:value-type="string">
            <text:p text:style-name="P17">$9-n2</text:p>
          </table:table-cell>
          <table:table-cell table:style-name="t9.B6" office:value-type="string">
            <text:p text:style-name="P17">$9-d2</text:p>
          </table:table-cell>
          <table:table-cell table:style-name="t9.D6" office:value-type="string">
            <text:section text:style-name="Sect1" text:name="Раздел44">
              <text:p text:style-name="P6">$9-m20</text:p>
              <text:p text:style-name="P36">$9-m21</text:p>
              <text:p text:style-name="P36">$9-m22</text:p>
              <text:p text:style-name="P36">$9-m23</text:p>
              <text:p text:style-name="P36">$9-m24</text:p>
            </text:section>
          </table:table-cell>
          <table:table-cell table:style-name="t9.B6" office:value-type="string">
            <text:p text:style-name="P17">$9-av2</text:p>
          </table:table-cell>
          <table:table-cell table:style-name="t9.B6" office:value-type="string">
            <text:p text:style-name="P17">$9-o2</text:p>
          </table:table-cell>
          <table:table-cell table:style-name="t9.B6" office:value-type="string">
            <text:p text:style-name="P17">$9-q2</text:p>
          </table:table-cell>
          <table:table-cell table:style-name="t9.B6" office:value-type="string">
            <text:p text:style-name="P17">$9-do2</text:p>
          </table:table-cell>
          <table:table-cell table:style-name="t9.I6" office:value-type="string">
            <text:p text:style-name="P24">±<text:span text:style-name="T9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9.B2" table:number-rows-spanned="2" office:value-type="string">
            <text:p text:style-name="P16">Номер источника</text:p>
          </table:table-cell>
          <table:table-cell table:style-name="s9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9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9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9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9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6">4.0 <text:span text:style-name="T9">мкЗв</text:span></text:p>
          </table:table-cell>
          <table:table-cell table:style-name="s9.B4" office:value-type="string">
            <text:p text:style-name="P17">$9-<text:span text:style-name="T1">dn_</text:span><text:span text:style-name="T9">3</text:span></text:p>
          </table:table-cell>
          <table:table-cell table:style-name="s9.B4" office:value-type="string">
            <text:p text:style-name="P25"><text:s text:c="2"/>$9-<text:span text:style-name="T1">dd_</text:span><text:span text:style-name="T9">3</text:span> <text:s/></text:p>
            <text:p text:style-name="P21">360c</text:p>
          </table:table-cell>
          <table:table-cell table:style-name="s9.B4" office:value-type="string">
            <text:p text:style-name="P17">$9-d_dev_<text:span text:style-name="T9">3</text:span></text:p>
          </table:table-cell>
          <table:table-cell table:style-name="s9.B4" office:value-type="string">
            <text:p text:style-name="P17">$9-dose_<text:span text:style-name="T9">3</text:span></text:p>
          </table:table-cell>
          <table:table-cell table:style-name="s9.B4" office:value-type="string">
            <text:p text:style-name="P17">$9-d_res_<text:span text:style-name="T9">3</text:span></text:p>
          </table:table-cell>
          <table:table-cell table:style-name="s9.B4" office:value-type="string">
            <text:p text:style-name="P17">$9-o_pog_<text:span text:style-name="T9">3</text:span></text:p>
          </table:table-cell>
          <table:table-cell table:style-name="s9.B4" office:value-type="string">
            <text:p text:style-name="P17">$9-d_gran_<text:span text:style-name="T9">3</text:span></text:p>
          </table:table-cell>
          <table:table-cell table:style-name="s9.I4" office:value-type="string">
            <text:p text:style-name="P16">±<text:span text:style-name="T1">15</text:span></text:p>
          </table:table-cell>
        </table:table-row>
        <table:table-row>
          <table:table-cell table:style-name="s9.A5" office:value-type="string">
            <text:p text:style-name="P16">4.0 мЗв</text:p>
          </table:table-cell>
          <table:table-cell table:style-name="s9.B5" office:value-type="string">
            <text:p text:style-name="P17">$9-<text:span text:style-name="T1">dn</text:span></text:p>
          </table:table-cell>
          <table:table-cell table:style-name="s9.B5" office:value-type="string">
            <text:p text:style-name="P25"><text:s text:c="2"/>$9<text:span text:style-name="T1">-dd</text:span> <text:s/></text:p>
            <text:p text:style-name="P20">180c</text:p>
          </table:table-cell>
          <table:table-cell table:style-name="s9.B5" office:value-type="string">
            <text:p text:style-name="P17">$9-d_dev</text:p>
          </table:table-cell>
          <table:table-cell table:style-name="s9.B5" office:value-type="string">
            <text:p text:style-name="P17">$9-dose</text:p>
          </table:table-cell>
          <table:table-cell table:style-name="s9.B5" office:value-type="string">
            <text:p text:style-name="P17">$9-d_res</text:p>
          </table:table-cell>
          <table:table-cell table:style-name="s9.B5" office:value-type="string">
            <text:p text:style-name="P17">$9-o_pog</text:p>
          </table:table-cell>
          <table:table-cell table:style-name="s9.B5" office:value-type="string">
            <text:p text:style-name="P17">$9-d_gran</text:p>
          </table:table-cell>
          <table:table-cell table:style-name="s9.I5" office:value-type="string">
            <text:p text:style-name="P16">±<text:span text:style-name="T9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0.B2" office:value-type="string">
            <text:p text:style-name="P16">Номер источ-ника</text:p>
          </table:table-cell>
          <table:table-cell table:style-name="t10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10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0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0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5">Фон</text:p>
          </table:table-cell>
          <table:table-cell table:style-name="t10.B3" office:value-type="string">
            <text:p text:style-name="P36">---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6">
              <text:p text:style-name="P36">$10-bg0</text:p>
              <text:p text:style-name="P36">$10-bg1</text:p>
              <text:p text:style-name="P36">$10-bg2</text:p>
              <text:p text:style-name="P36">$10-bg3</text:p>
              <text:p text:style-name="P36">$10-bg4</text:p>
              <text:p text:style-name="P36">$10-bg5</text:p>
              <text:p text:style-name="P36">$10-bg6</text:p>
              <text:p text:style-name="P36">$10-bg7</text:p>
              <text:p text:style-name="P35"/>
            </text:section>
          </table:table-cell>
          <table:table-cell table:style-name="t10.B3" office:value-type="string">
            <text:p text:style-name="P17">$10-av-bg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I3" office:value-type="string">
            <text:p text:style-name="P19">---</text:p>
          </table:table-cell>
        </table:table-row>
        <table:table-row>
          <table:table-cell table:style-name="t10.A3" office:value-type="string">
            <text:p text:style-name="P16">0.80 мкЗв/ч</text:p>
          </table:table-cell>
          <table:table-cell table:style-name="t10.B3" office:value-type="string">
            <text:p text:style-name="P17">$10-n0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7">
              <text:p text:style-name="P36">$10-m00</text:p>
              <text:p text:style-name="P36">$10-m01</text:p>
              <text:p text:style-name="P36">$10-m02</text:p>
              <text:p text:style-name="P36">$10-m03</text:p>
              <text:p text:style-name="P36">$10-m04</text:p>
              <text:p text:style-name="P36">$10-m05</text:p>
              <text:p text:style-name="P36">$10-m06</text:p>
              <text:p text:style-name="P36">$10-m07</text:p>
              <text:p text:style-name="P36"/>
            </text:section>
          </table:table-cell>
          <table:table-cell table:style-name="t10.B3" office:value-type="string">
            <text:p text:style-name="P17">$10-av0</text:p>
          </table:table-cell>
          <table:table-cell table:style-name="t10.B3" office:value-type="string">
            <text:p text:style-name="P17">$10-o0</text:p>
          </table:table-cell>
          <table:table-cell table:style-name="t10.B3" office:value-type="string">
            <text:p text:style-name="P17">$10-q0</text:p>
          </table:table-cell>
          <table:table-cell table:style-name="t10.B3" office:value-type="string">
            <text:p text:style-name="P17">$10-do0</text:p>
          </table:table-cell>
          <table:table-cell table:style-name="t10.I3" office:value-type="string">
            <text:p text:style-name="P24">±<text:span text:style-name="T9">30</text:span></text:p>
          </table:table-cell>
        </table:table-row>
        <table:table-row>
          <table:table-cell table:style-name="t10.A3" office:value-type="string">
            <text:p text:style-name="P16">4.0 мЗв/ч</text:p>
          </table:table-cell>
          <table:table-cell table:style-name="t10.B3" office:value-type="string">
            <text:p text:style-name="P17">$10-n1</text:p>
          </table:table-cell>
          <table:table-cell table:style-name="t10.B3" office:value-type="string">
            <text:p text:style-name="P17">$10-d1</text:p>
          </table:table-cell>
          <table:table-cell table:style-name="t10.D3" office:value-type="string">
            <text:section text:style-name="Sect1" text:name="Раздел48">
              <text:p text:style-name="P6">$10-m10</text:p>
              <text:p text:style-name="P36">$10-m11</text:p>
              <text:p text:style-name="P36">$10-m12</text:p>
              <text:p text:style-name="P36">$10-m13</text:p>
              <text:p text:style-name="P36">$10-m14</text:p>
            </text:section>
          </table:table-cell>
          <table:table-cell table:style-name="t10.B3" office:value-type="string">
            <text:p text:style-name="P17">$10-av1</text:p>
          </table:table-cell>
          <table:table-cell table:style-name="t10.B3" office:value-type="string">
            <text:p text:style-name="P17">$10-o1</text:p>
          </table:table-cell>
          <table:table-cell table:style-name="t10.B3" office:value-type="string">
            <text:p text:style-name="P17">$10-q1</text:p>
          </table:table-cell>
          <table:table-cell table:style-name="t10.B3" office:value-type="string">
            <text:p text:style-name="P17">$10-do1</text:p>
          </table:table-cell>
          <table:table-cell table:style-name="t10.I3" office:value-type="string">
            <text:p text:style-name="P24">±<text:span text:style-name="T9">15</text:span></text:p>
          </table:table-cell>
        </table:table-row>
        <table:table-row>
          <table:table-cell table:style-name="t10.A6" office:value-type="string">
            <text:p text:style-name="P16">800<text:span text:style-name="T9">.</text:span>0 мЗв/ч</text:p>
          </table:table-cell>
          <table:table-cell table:style-name="t10.B6" office:value-type="string">
            <text:p text:style-name="P17">$10-n2</text:p>
          </table:table-cell>
          <table:table-cell table:style-name="t10.B6" office:value-type="string">
            <text:p text:style-name="P17">$10-d2</text:p>
          </table:table-cell>
          <table:table-cell table:style-name="t10.D6" office:value-type="string">
            <text:section text:style-name="Sect1" text:name="Раздел49">
              <text:p text:style-name="P6">$10-m20</text:p>
              <text:p text:style-name="P36">$10-m21</text:p>
              <text:p text:style-name="P36">$10-m22</text:p>
              <text:p text:style-name="P36">$10-m23</text:p>
              <text:p text:style-name="P36">$10-m24</text:p>
            </text:section>
          </table:table-cell>
          <table:table-cell table:style-name="t10.B6" office:value-type="string">
            <text:p text:style-name="P17">$10-av2</text:p>
          </table:table-cell>
          <table:table-cell table:style-name="t10.B6" office:value-type="string">
            <text:p text:style-name="P17">$10-o2</text:p>
          </table:table-cell>
          <table:table-cell table:style-name="t10.B6" office:value-type="string">
            <text:p text:style-name="P17">$10-q2</text:p>
          </table:table-cell>
          <table:table-cell table:style-name="t10.B6" office:value-type="string">
            <text:p text:style-name="P17">$10-do2</text:p>
          </table:table-cell>
          <table:table-cell table:style-name="t10.I6" office:value-type="string">
            <text:p text:style-name="P24">±<text:span text:style-name="T9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10.B2" table:number-rows-spanned="2" office:value-type="string">
            <text:p text:style-name="P16">Номер источника</text:p>
          </table:table-cell>
          <table:table-cell table:style-name="s10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10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0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10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0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6">4.0 <text:span text:style-name="T9">мкЗв</text:span></text:p>
          </table:table-cell>
          <table:table-cell table:style-name="s10.B4" office:value-type="string">
            <text:p text:style-name="P17">$10-<text:span text:style-name="T1">dn_</text:span><text:span text:style-name="T9">3</text:span></text:p>
          </table:table-cell>
          <table:table-cell table:style-name="s10.B4" office:value-type="string">
            <text:p text:style-name="P25"><text:s text:c="2"/>$10-<text:span text:style-name="T1">dd_</text:span><text:span text:style-name="T9">3</text:span> <text:s/></text:p>
            <text:p text:style-name="P21">360c</text:p>
          </table:table-cell>
          <table:table-cell table:style-name="s10.B4" office:value-type="string">
            <text:p text:style-name="P17">$10-d_dev_<text:span text:style-name="T9">3</text:span></text:p>
          </table:table-cell>
          <table:table-cell table:style-name="s10.B4" office:value-type="string">
            <text:p text:style-name="P17">$10-dose_<text:span text:style-name="T9">3</text:span></text:p>
          </table:table-cell>
          <table:table-cell table:style-name="s10.B4" office:value-type="string">
            <text:p text:style-name="P17">$10-d_res_<text:span text:style-name="T9">3</text:span></text:p>
          </table:table-cell>
          <table:table-cell table:style-name="s10.B4" office:value-type="string">
            <text:p text:style-name="P17">$10-o_pog_<text:span text:style-name="T9">3</text:span></text:p>
          </table:table-cell>
          <table:table-cell table:style-name="s10.B4" office:value-type="string">
            <text:p text:style-name="P17">$10-d_gran_<text:span text:style-name="T9">3</text:span></text:p>
          </table:table-cell>
          <table:table-cell table:style-name="s10.I4" office:value-type="string">
            <text:p text:style-name="P16">±<text:span text:style-name="T1">15</text:span></text:p>
          </table:table-cell>
        </table:table-row>
        <table:table-row>
          <table:table-cell table:style-name="s10.A5" office:value-type="string">
            <text:p text:style-name="P16">4.0 мЗв</text:p>
          </table:table-cell>
          <table:table-cell table:style-name="s10.B5" office:value-type="string">
            <text:p text:style-name="P17">$10-<text:span text:style-name="T1">dn</text:span></text:p>
          </table:table-cell>
          <table:table-cell table:style-name="s10.B5" office:value-type="string">
            <text:p text:style-name="P25"><text:s text:c="2"/>$10<text:span text:style-name="T1">-dd</text:span> <text:s/></text:p>
            <text:p text:style-name="P20">180c</text:p>
          </table:table-cell>
          <table:table-cell table:style-name="s10.B5" office:value-type="string">
            <text:p text:style-name="P17">$10-d_dev</text:p>
          </table:table-cell>
          <table:table-cell table:style-name="s10.B5" office:value-type="string">
            <text:p text:style-name="P17">$10-dose</text:p>
          </table:table-cell>
          <table:table-cell table:style-name="s10.B5" office:value-type="string">
            <text:p text:style-name="P17">$10-d_res</text:p>
          </table:table-cell>
          <table:table-cell table:style-name="s10.B5" office:value-type="string">
            <text:p text:style-name="P17">$10-o_pog</text:p>
          </table:table-cell>
          <table:table-cell table:style-name="s10.B5" office:value-type="string">
            <text:p text:style-name="P17">$10-d_gran</text:p>
          </table:table-cell>
          <table:table-cell table:style-name="s10.I5" office:value-type="string">
            <text:p text:style-name="P16">±<text:span text:style-name="T9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1.B2" office:value-type="string">
            <text:p text:style-name="P16">Номер источ-ника</text:p>
          </table:table-cell>
          <table:table-cell table:style-name="t1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11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1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1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5">Фон</text:p>
          </table:table-cell>
          <table:table-cell table:style-name="t11.B3" office:value-type="string">
            <text:p text:style-name="P36">---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1">
              <text:p text:style-name="P36">$11-bg0</text:p>
              <text:p text:style-name="P36">$11-bg1</text:p>
              <text:p text:style-name="P36">$11-bg2</text:p>
              <text:p text:style-name="P36">$11-bg3</text:p>
              <text:p text:style-name="P36">$11-bg4</text:p>
              <text:p text:style-name="P36">$11-bg5</text:p>
              <text:p text:style-name="P36">$11-bg6</text:p>
              <text:p text:style-name="P36">$11-bg7</text:p>
              <text:p text:style-name="P35"/>
            </text:section>
          </table:table-cell>
          <table:table-cell table:style-name="t11.B3" office:value-type="string">
            <text:p text:style-name="P17">$11-av-bg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I3" office:value-type="string">
            <text:p text:style-name="P19">---</text:p>
          </table:table-cell>
        </table:table-row>
        <table:table-row>
          <table:table-cell table:style-name="t11.A3" office:value-type="string">
            <text:p text:style-name="P16">0.80 мкЗв/ч</text:p>
          </table:table-cell>
          <table:table-cell table:style-name="t11.B3" office:value-type="string">
            <text:p text:style-name="P17">$11-n0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2">
              <text:p text:style-name="P36">$11-m00</text:p>
              <text:p text:style-name="P36">$11-m01</text:p>
              <text:p text:style-name="P36">$11-m02</text:p>
              <text:p text:style-name="P36">$11-m03</text:p>
              <text:p text:style-name="P36">$11-m04</text:p>
              <text:p text:style-name="P36">$11-m05</text:p>
              <text:p text:style-name="P36">$11-m06</text:p>
              <text:p text:style-name="P36">$11-m07</text:p>
              <text:p text:style-name="P36"/>
            </text:section>
          </table:table-cell>
          <table:table-cell table:style-name="t11.B3" office:value-type="string">
            <text:p text:style-name="P17">$11-av0</text:p>
          </table:table-cell>
          <table:table-cell table:style-name="t11.B3" office:value-type="string">
            <text:p text:style-name="P17">$11-o0</text:p>
          </table:table-cell>
          <table:table-cell table:style-name="t11.B3" office:value-type="string">
            <text:p text:style-name="P17">$11-q0</text:p>
          </table:table-cell>
          <table:table-cell table:style-name="t11.B3" office:value-type="string">
            <text:p text:style-name="P17">$11-do0</text:p>
          </table:table-cell>
          <table:table-cell table:style-name="t11.I3" office:value-type="string">
            <text:p text:style-name="P24">±<text:span text:style-name="T9">30</text:span></text:p>
          </table:table-cell>
        </table:table-row>
        <table:table-row>
          <table:table-cell table:style-name="t11.A3" office:value-type="string">
            <text:p text:style-name="P16">4.0 мЗв/ч</text:p>
          </table:table-cell>
          <table:table-cell table:style-name="t11.B3" office:value-type="string">
            <text:p text:style-name="P17">$11-n1</text:p>
          </table:table-cell>
          <table:table-cell table:style-name="t11.B3" office:value-type="string">
            <text:p text:style-name="P17">$11-d1</text:p>
          </table:table-cell>
          <table:table-cell table:style-name="t11.D3" office:value-type="string">
            <text:section text:style-name="Sect1" text:name="Раздел53">
              <text:p text:style-name="P6">$11-m10</text:p>
              <text:p text:style-name="P36">$11-m11</text:p>
              <text:p text:style-name="P36">$11-m12</text:p>
              <text:p text:style-name="P36">$11-m13</text:p>
              <text:p text:style-name="P36">$11-m14</text:p>
            </text:section>
          </table:table-cell>
          <table:table-cell table:style-name="t11.B3" office:value-type="string">
            <text:p text:style-name="P17">$11-av1</text:p>
          </table:table-cell>
          <table:table-cell table:style-name="t11.B3" office:value-type="string">
            <text:p text:style-name="P17">$11-o1</text:p>
          </table:table-cell>
          <table:table-cell table:style-name="t11.B3" office:value-type="string">
            <text:p text:style-name="P17">$11-q1</text:p>
          </table:table-cell>
          <table:table-cell table:style-name="t11.B3" office:value-type="string">
            <text:p text:style-name="P17">$11-do1</text:p>
          </table:table-cell>
          <table:table-cell table:style-name="t11.I3" office:value-type="string">
            <text:p text:style-name="P24">±<text:span text:style-name="T9">15</text:span></text:p>
          </table:table-cell>
        </table:table-row>
        <table:table-row>
          <table:table-cell table:style-name="t11.A6" office:value-type="string">
            <text:p text:style-name="P16">800<text:span text:style-name="T9">.</text:span>0 мЗв/ч</text:p>
          </table:table-cell>
          <table:table-cell table:style-name="t11.B6" office:value-type="string">
            <text:p text:style-name="P17">$11-n2</text:p>
          </table:table-cell>
          <table:table-cell table:style-name="t11.B6" office:value-type="string">
            <text:p text:style-name="P17">$11-d2</text:p>
          </table:table-cell>
          <table:table-cell table:style-name="t11.D6" office:value-type="string">
            <text:section text:style-name="Sect1" text:name="Раздел54">
              <text:p text:style-name="P6">$11-m20</text:p>
              <text:p text:style-name="P36">$11-m21</text:p>
              <text:p text:style-name="P36">$11-m22</text:p>
              <text:p text:style-name="P36">$11-m23</text:p>
              <text:p text:style-name="P36">$11-m24</text:p>
            </text:section>
          </table:table-cell>
          <table:table-cell table:style-name="t11.B6" office:value-type="string">
            <text:p text:style-name="P17">$11-av2</text:p>
          </table:table-cell>
          <table:table-cell table:style-name="t11.B6" office:value-type="string">
            <text:p text:style-name="P17">$11-o2</text:p>
          </table:table-cell>
          <table:table-cell table:style-name="t11.B6" office:value-type="string">
            <text:p text:style-name="P17">$11-q2</text:p>
          </table:table-cell>
          <table:table-cell table:style-name="t11.B6" office:value-type="string">
            <text:p text:style-name="P17">$11-do2</text:p>
          </table:table-cell>
          <table:table-cell table:style-name="t11.I6" office:value-type="string">
            <text:p text:style-name="P24">±<text:span text:style-name="T9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11.B2" table:number-rows-spanned="2" office:value-type="string">
            <text:p text:style-name="P16">Номер источника</text:p>
          </table:table-cell>
          <table:table-cell table:style-name="s11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1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1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11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1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6">4.0 <text:span text:style-name="T9">мкЗв</text:span></text:p>
          </table:table-cell>
          <table:table-cell table:style-name="s11.B4" office:value-type="string">
            <text:p text:style-name="P17">$11-<text:span text:style-name="T1">dn_</text:span><text:span text:style-name="T9">3</text:span></text:p>
          </table:table-cell>
          <table:table-cell table:style-name="s11.B4" office:value-type="string">
            <text:p text:style-name="P25"><text:s text:c="2"/>$11-<text:span text:style-name="T1">dd_</text:span><text:span text:style-name="T9">3</text:span> <text:s/></text:p>
            <text:p text:style-name="P21">360c</text:p>
          </table:table-cell>
          <table:table-cell table:style-name="s11.B4" office:value-type="string">
            <text:p text:style-name="P17">$11-d_dev_<text:span text:style-name="T9">3</text:span></text:p>
          </table:table-cell>
          <table:table-cell table:style-name="s11.B4" office:value-type="string">
            <text:p text:style-name="P17">$11-dose_<text:span text:style-name="T9">3</text:span></text:p>
          </table:table-cell>
          <table:table-cell table:style-name="s11.B4" office:value-type="string">
            <text:p text:style-name="P17">$11-d_res_<text:span text:style-name="T9">3</text:span></text:p>
          </table:table-cell>
          <table:table-cell table:style-name="s11.B4" office:value-type="string">
            <text:p text:style-name="P17">$11-o_pog_<text:span text:style-name="T9">3</text:span></text:p>
          </table:table-cell>
          <table:table-cell table:style-name="s11.B4" office:value-type="string">
            <text:p text:style-name="P17">$11-d_gran_<text:span text:style-name="T9">3</text:span></text:p>
          </table:table-cell>
          <table:table-cell table:style-name="s11.I4" office:value-type="string">
            <text:p text:style-name="P16">±<text:span text:style-name="T1">15</text:span></text:p>
          </table:table-cell>
        </table:table-row>
        <table:table-row>
          <table:table-cell table:style-name="s11.A5" office:value-type="string">
            <text:p text:style-name="P16">4.0 мЗв</text:p>
          </table:table-cell>
          <table:table-cell table:style-name="s11.B5" office:value-type="string">
            <text:p text:style-name="P17">$11-<text:span text:style-name="T1">dn</text:span></text:p>
          </table:table-cell>
          <table:table-cell table:style-name="s11.B5" office:value-type="string">
            <text:p text:style-name="P25"><text:s text:c="2"/>$11<text:span text:style-name="T1">-dd</text:span> <text:s/></text:p>
            <text:p text:style-name="P20">180c</text:p>
          </table:table-cell>
          <table:table-cell table:style-name="s11.B5" office:value-type="string">
            <text:p text:style-name="P17">$11-d_dev</text:p>
          </table:table-cell>
          <table:table-cell table:style-name="s11.B5" office:value-type="string">
            <text:p text:style-name="P17">$11-dose</text:p>
          </table:table-cell>
          <table:table-cell table:style-name="s11.B5" office:value-type="string">
            <text:p text:style-name="P17">$11-d_res</text:p>
          </table:table-cell>
          <table:table-cell table:style-name="s11.B5" office:value-type="string">
            <text:p text:style-name="P17">$11-o_pog</text:p>
          </table:table-cell>
          <table:table-cell table:style-name="s11.B5" office:value-type="string">
            <text:p text:style-name="P17">$11-d_gran</text:p>
          </table:table-cell>
          <table:table-cell table:style-name="s11.I5" office:value-type="string">
            <text:p text:style-name="P16">±<text:span text:style-name="T9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32">ощности дозы гамма излучения</text:span><text:span text:style-name="T4"> </text:span><text:span text:style-name="T32">ДКС-АТ3509A</text:span><text:span text:style-name="T4"> зав. №</text:span><text:span text:style-name="T6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Мощность <text:span text:style-name="T9">индивидуаль-ного эквива-лента</text:span> дозы в <text:span text:style-name="T9">контрольной</text:span> точке <text:span text:style-name="T19">Ḣ</text:span><text:span text:style-name="T15">oi</text:span></text:p>
          </table:table-cell>
          <table:table-cell table:style-name="t12.B2" office:value-type="string">
            <text:p text:style-name="P16">Номер источ-ника</text:p>
          </table:table-cell>
          <table:table-cell table:style-name="t1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5">pi</text:span><text:span text:style-name="T34">(10)</text:span></text:p>
          </table:table-cell>
          <table:table-cell table:style-name="t12.B2" office:value-type="string">
            <text:p text:style-name="P22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22"><text:span text:style-name="T11">θ</text:span><text:span text:style-name="T16">пр</text:span><text:span text:style-name="T15">i</text:span><text:span text:style-name="T9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2.B2" office:value-type="string">
            <text:p text:style-name="P28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2.I2" office:value-type="string">
            <text:p text:style-name="P26"><text:span text:style-name="T29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5">Фон</text:p>
          </table:table-cell>
          <table:table-cell table:style-name="t12.B3" office:value-type="string">
            <text:p text:style-name="P36">---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6">
              <text:p text:style-name="P36">$12-bg0</text:p>
              <text:p text:style-name="P36">$12-bg1</text:p>
              <text:p text:style-name="P36">$12-bg2</text:p>
              <text:p text:style-name="P36">$12-bg3</text:p>
              <text:p text:style-name="P36">$12-bg4</text:p>
              <text:p text:style-name="P36">$12-bg5</text:p>
              <text:p text:style-name="P36">$12-bg6</text:p>
              <text:p text:style-name="P36">$12-bg7</text:p>
              <text:p text:style-name="P35"/>
            </text:section>
          </table:table-cell>
          <table:table-cell table:style-name="t12.B3" office:value-type="string">
            <text:p text:style-name="P17">$12-av-bg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I3" office:value-type="string">
            <text:p text:style-name="P19">---</text:p>
          </table:table-cell>
        </table:table-row>
        <table:table-row>
          <table:table-cell table:style-name="t12.A3" office:value-type="string">
            <text:p text:style-name="P16">0.80 мкЗв/ч</text:p>
          </table:table-cell>
          <table:table-cell table:style-name="t12.B3" office:value-type="string">
            <text:p text:style-name="P17">$12-n0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7">
              <text:p text:style-name="P36">$12-m00</text:p>
              <text:p text:style-name="P36">$12-m01</text:p>
              <text:p text:style-name="P36">$12-m02</text:p>
              <text:p text:style-name="P36">$12-m03</text:p>
              <text:p text:style-name="P36">$12-m04</text:p>
              <text:p text:style-name="P36">$12-m05</text:p>
              <text:p text:style-name="P36">$12-m06</text:p>
              <text:p text:style-name="P36">$12-m07</text:p>
              <text:p text:style-name="P36"/>
            </text:section>
          </table:table-cell>
          <table:table-cell table:style-name="t12.B3" office:value-type="string">
            <text:p text:style-name="P17">$12-av0</text:p>
          </table:table-cell>
          <table:table-cell table:style-name="t12.B3" office:value-type="string">
            <text:p text:style-name="P17">$12-o0</text:p>
          </table:table-cell>
          <table:table-cell table:style-name="t12.B3" office:value-type="string">
            <text:p text:style-name="P17">$12-q0</text:p>
          </table:table-cell>
          <table:table-cell table:style-name="t12.B3" office:value-type="string">
            <text:p text:style-name="P17">$12-do0</text:p>
          </table:table-cell>
          <table:table-cell table:style-name="t12.I3" office:value-type="string">
            <text:p text:style-name="P24">±<text:span text:style-name="T9">30</text:span></text:p>
          </table:table-cell>
        </table:table-row>
        <table:table-row>
          <table:table-cell table:style-name="t12.A3" office:value-type="string">
            <text:p text:style-name="P16">4.0 мЗв/ч</text:p>
          </table:table-cell>
          <table:table-cell table:style-name="t12.B3" office:value-type="string">
            <text:p text:style-name="P17">$12-n1</text:p>
          </table:table-cell>
          <table:table-cell table:style-name="t12.B3" office:value-type="string">
            <text:p text:style-name="P17">$12-d1</text:p>
          </table:table-cell>
          <table:table-cell table:style-name="t12.D3" office:value-type="string">
            <text:section text:style-name="Sect1" text:name="Раздел58">
              <text:p text:style-name="P6">$12-m10</text:p>
              <text:p text:style-name="P36">$12-m11</text:p>
              <text:p text:style-name="P36">$12-m12</text:p>
              <text:p text:style-name="P36">$12-m13</text:p>
              <text:p text:style-name="P36">$12-m14</text:p>
            </text:section>
          </table:table-cell>
          <table:table-cell table:style-name="t12.B3" office:value-type="string">
            <text:p text:style-name="P17">$12-av1</text:p>
          </table:table-cell>
          <table:table-cell table:style-name="t12.B3" office:value-type="string">
            <text:p text:style-name="P17">$12-o1</text:p>
          </table:table-cell>
          <table:table-cell table:style-name="t12.B3" office:value-type="string">
            <text:p text:style-name="P17">$12-q1</text:p>
          </table:table-cell>
          <table:table-cell table:style-name="t12.B3" office:value-type="string">
            <text:p text:style-name="P17">$12-do1</text:p>
          </table:table-cell>
          <table:table-cell table:style-name="t12.I3" office:value-type="string">
            <text:p text:style-name="P24">±<text:span text:style-name="T9">15</text:span></text:p>
          </table:table-cell>
        </table:table-row>
        <table:table-row>
          <table:table-cell table:style-name="t12.A6" office:value-type="string">
            <text:p text:style-name="P16">800<text:span text:style-name="T9">.</text:span>0 мЗв/ч</text:p>
          </table:table-cell>
          <table:table-cell table:style-name="t12.B6" office:value-type="string">
            <text:p text:style-name="P17">$12-n2</text:p>
          </table:table-cell>
          <table:table-cell table:style-name="t12.B6" office:value-type="string">
            <text:p text:style-name="P17">$12-d2</text:p>
          </table:table-cell>
          <table:table-cell table:style-name="t12.D6" office:value-type="string">
            <text:section text:style-name="Sect1" text:name="Раздел59">
              <text:p text:style-name="P6">$12-m20</text:p>
              <text:p text:style-name="P36">$12-m21</text:p>
              <text:p text:style-name="P36">$12-m22</text:p>
              <text:p text:style-name="P36">$12-m23</text:p>
              <text:p text:style-name="P36">$12-m24</text:p>
            </text:section>
          </table:table-cell>
          <table:table-cell table:style-name="t12.B6" office:value-type="string">
            <text:p text:style-name="P17">$12-av2</text:p>
          </table:table-cell>
          <table:table-cell table:style-name="t12.B6" office:value-type="string">
            <text:p text:style-name="P17">$12-o2</text:p>
          </table:table-cell>
          <table:table-cell table:style-name="t12.B6" office:value-type="string">
            <text:p text:style-name="P17">$12-q2</text:p>
          </table:table-cell>
          <table:table-cell table:style-name="t12.B6" office:value-type="string">
            <text:p text:style-name="P17">$12-do2</text:p>
          </table:table-cell>
          <table:table-cell table:style-name="t12.I6" office:value-type="string">
            <text:p text:style-name="P24">±<text:span text:style-name="T9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32">дозы гамма излучения</text:span><text:span text:style-name="T4"> <text:s text:c="9"/></text:span><text:span text:style-name="T32">ДКС-АТ3509A</text:span><text:span text:style-name="T4"> зав. №</text:span><text:span text:style-name="T6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5"><text:span text:style-name="T1">Действи-тельное</text:span> значение</text:p>
            <text:p text:style-name="P35">ЭД,</text:p>
            <text:p text:style-name="P35"><text:span text:style-name="T2">H</text:span><text:span text:style-name="T15">p</text:span><text:span text:style-name="T14">0</text:span><text:span text:style-name="T1">(10)</text:span></text:p>
          </table:table-cell>
          <table:table-cell table:style-name="s12.B2" table:number-rows-spanned="2" office:value-type="string">
            <text:p text:style-name="P16">Номер источника</text:p>
          </table:table-cell>
          <table:table-cell table:style-name="s12.B2" table:number-rows-spanned="2" office:value-type="string">
            <text:p text:style-name="P37"><text:s text:c="2"/>d, <text:span text:style-name="T9">см <text:s/></text:span></text:p>
            <text:p text:style-name="P38">t, <text:span text:style-name="T9">сек</text:span></text:p>
          </table:table-cell>
          <table:table-cell table:style-name="s12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6"><text:span text:style-name="T10">Относитель-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16"><text:span text:style-name="T11">θ</text:span><text:span text:style-name="T16">пр</text:span><text:span text:style-name="T15">i</text:span><text:span text:style-name="T9">,</text:span> %</text:p>
          </table:table-cell>
          <table:table-cell table:style-name="s12.B2" table:number-rows-spanned="2" office:value-type="string">
            <text:p text:style-name="P29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28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5"><text:span text:style-name="T2">H</text:span><text:span text:style-name="T15">pi</text:span><text:span text:style-name="T1">(10)</text:span></text:p>
          </table:table-cell>
          <table:table-cell table:style-name="s12.D3" office:value-type="string">
            <text:p text:style-name="P3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2.D3" office:value-type="string">
            <text:p text:style-name="P35"><text:span text:style-name="T2">H</text:span><text:span text:style-name="T15">pi</text:span><text:span text:style-name="T7">(10)</text:span><text:span text:style-name="T17">изм</text:span><text:span text:style-name="T18">.</text:span><text:span text:style-name="T35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6">4.0 <text:span text:style-name="T9">мкЗв</text:span></text:p>
          </table:table-cell>
          <table:table-cell table:style-name="s12.B4" office:value-type="string">
            <text:p text:style-name="P17">$12-<text:span text:style-name="T1">dn_</text:span><text:span text:style-name="T9">3</text:span></text:p>
          </table:table-cell>
          <table:table-cell table:style-name="s12.B4" office:value-type="string">
            <text:p text:style-name="P25"><text:s text:c="2"/>$12-<text:span text:style-name="T1">dd_</text:span><text:span text:style-name="T9">3</text:span> <text:s/></text:p>
            <text:p text:style-name="P21">360c</text:p>
          </table:table-cell>
          <table:table-cell table:style-name="s12.B4" office:value-type="string">
            <text:p text:style-name="P17">$12-d_dev_<text:span text:style-name="T9">3</text:span></text:p>
          </table:table-cell>
          <table:table-cell table:style-name="s12.B4" office:value-type="string">
            <text:p text:style-name="P17">$12-dose_<text:span text:style-name="T9">3</text:span></text:p>
          </table:table-cell>
          <table:table-cell table:style-name="s12.B4" office:value-type="string">
            <text:p text:style-name="P17">$12-d_res_<text:span text:style-name="T9">3</text:span></text:p>
          </table:table-cell>
          <table:table-cell table:style-name="s12.B4" office:value-type="string">
            <text:p text:style-name="P17">$12-o_pog_<text:span text:style-name="T9">3</text:span></text:p>
          </table:table-cell>
          <table:table-cell table:style-name="s12.B4" office:value-type="string">
            <text:p text:style-name="P17">$12-d_gran_<text:span text:style-name="T9">3</text:span></text:p>
          </table:table-cell>
          <table:table-cell table:style-name="s12.I4" office:value-type="string">
            <text:p text:style-name="P16">±<text:span text:style-name="T1">15</text:span></text:p>
          </table:table-cell>
        </table:table-row>
        <table:table-row>
          <table:table-cell table:style-name="s12.A5" office:value-type="string">
            <text:p text:style-name="P16">4.0 мЗв</text:p>
          </table:table-cell>
          <table:table-cell table:style-name="s12.B5" office:value-type="string">
            <text:p text:style-name="P17">$12-<text:span text:style-name="T1">dn</text:span></text:p>
          </table:table-cell>
          <table:table-cell table:style-name="s12.B5" office:value-type="string">
            <text:p text:style-name="P25"><text:s text:c="2"/>$12<text:span text:style-name="T1">-dd</text:span> <text:s/></text:p>
            <text:p text:style-name="P20">180c</text:p>
          </table:table-cell>
          <table:table-cell table:style-name="s12.B5" office:value-type="string">
            <text:p text:style-name="P17">$12-d_dev</text:p>
          </table:table-cell>
          <table:table-cell table:style-name="s12.B5" office:value-type="string">
            <text:p text:style-name="P17">$12-dose</text:p>
          </table:table-cell>
          <table:table-cell table:style-name="s12.B5" office:value-type="string">
            <text:p text:style-name="P17">$12-d_res</text:p>
          </table:table-cell>
          <table:table-cell table:style-name="s12.B5" office:value-type="string">
            <text:p text:style-name="P17">$12-o_pog</text:p>
          </table:table-cell>
          <table:table-cell table:style-name="s12.B5" office:value-type="string">
            <text:p text:style-name="P17">$12-d_gran</text:p>
          </table:table-cell>
          <table:table-cell table:style-name="s12.I5" office:value-type="string">
            <text:p text:style-name="P16">±<text:span text:style-name="T9">15</text:span></text:p>
          </table:table-cell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9-09T10:08:35.30</dc:date>
    <meta:editing-duration>P3DT7H23M58S</meta:editing-duration>
    <meta:editing-cycles>384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810"/>
  </office:meta>
</office:document-meta>
</file>